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Project/script-lb.xml" manifest:media-type="text/xml"/>
  <manifest:file-entry manifest:full-path="Basic/Standard/script-lb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Lohit Devanagari1" svg:font-family="'Lohit Devanagari'"/>
    <style:font-face style:name="Lucida Sans1" svg:font-family="'Lucida Sans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2.808cm"/>
    </style:style>
    <style:style style:name="Tabela1.B" style:family="table-column">
      <style:table-column-properties style:column-width="1.704cm"/>
    </style:style>
    <style:style style:name="Tabela1.C" style:family="table-column">
      <style:table-column-properties style:column-width="8.188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512cm" table:align="center" style:writing-mode="lr-tb"/>
    </style:style>
    <style:style style:name="Tabela2.A" style:family="table-column">
      <style:table-column-properties style:column-width="2.48cm"/>
    </style:style>
    <style:style style:name="Tabela2.B" style:family="table-column">
      <style:table-column-properties style:column-width="5.502cm"/>
    </style:style>
    <style:style style:name="Tabela2.C" style:family="table-column">
      <style:table-column-properties style:column-width="2.501cm"/>
    </style:style>
    <style:style style:name="Tabela2.D" style:family="table-column">
      <style:table-column-properties style:column-width="3.501cm"/>
    </style:style>
    <style:style style:name="Tabela2.E" style:family="table-column">
      <style:table-column-properties style:column-width="2.528cm"/>
    </style:style>
    <style:style style:name="Tabela2.1" style:family="table-row">
      <style:table-row-properties style:min-row-height="0.587cm" fo:keep-together="auto"/>
    </style:style>
    <style:style style:name="Tabela2.A1" style:family="table-cell">
      <style:table-cell-properties style:vertical-align="top" fo:background-color="transparent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transparent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2.2" style:family="table-row">
      <style:table-row-properties style:min-row-height="1.722cm" fo:keep-together="auto"/>
    </style:style>
    <style:style style:name="Tabela2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512cm" table:align="center" style:writing-mode="lr-tb"/>
    </style:style>
    <style:style style:name="Tabela3.A" style:family="table-column">
      <style:table-column-properties style:column-width="4.244cm"/>
    </style:style>
    <style:style style:name="Tabela3.B" style:family="table-column">
      <style:table-column-properties style:column-width="3.738cm"/>
    </style:style>
    <style:style style:name="Tabela3.C" style:family="table-column">
      <style:table-column-properties style:column-width="2.501cm"/>
    </style:style>
    <style:style style:name="Tabela3.D" style:family="table-column">
      <style:table-column-properties style:column-width="3.501cm"/>
    </style:style>
    <style:style style:name="Tabela3.E" style:family="table-column">
      <style:table-column-properties style:column-width="2.528cm"/>
    </style:style>
    <style:style style:name="Tabela3.1" style:family="table-row">
      <style:table-row-properties style:min-row-height="0.587cm" fo:keep-together="auto"/>
    </style:style>
    <style:style style:name="Tabela3.A1" style:family="table-cell">
      <style:table-cell-properties style:vertical-align="top" fo:background-color="transparent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3.E1" style:family="table-cell">
      <style:table-cell-properties style:vertical-align="top" fo:background-color="transparent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3.2" style:family="table-row">
      <style:table-row-properties style:min-row-height="1.722cm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3.B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3.C3" style:family="table-cell">
      <style:table-cell-properties style:vertical-align="top" fo:background-color="transparent" fo:padding-left="0.191cm" fo:padding-right="0.191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ela3.E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3.A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3.B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3.E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6.531cm" table:align="center" style:writing-mode="lr-tb"/>
    </style:style>
    <style:style style:name="Tabela4.A" style:family="table-column">
      <style:table-column-properties style:column-width="6.001cm"/>
    </style:style>
    <style:style style:name="Tabela4.B" style:family="table-column">
      <style:table-column-properties style:column-width="3.501cm"/>
    </style:style>
    <style:style style:name="Tabela4.C" style:family="table-column">
      <style:table-column-properties style:column-width="2.501cm"/>
    </style:style>
    <style:style style:name="Tabela4.D" style:family="table-column">
      <style:table-column-properties style:column-width="4.528cm"/>
    </style:style>
    <style:style style:name="Tabela4.1" style:family="table-row">
      <style:table-row-properties style:min-row-height="0.587cm" fo:keep-together="auto"/>
    </style:style>
    <style:style style:name="Tabela4.A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4.D1" style:family="table-cell">
      <style:table-cell-properties style:vertical-align="middle" fo:background-color="transparent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4.2" style:family="table-row">
      <style:table-row-properties style:min-row-height="1.623cm" fo:keep-together="auto"/>
    </style:style>
    <style:style style:name="Tabela4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C2" style:family="table-cell">
      <style:table-cell-properties style:vertical-align="top" fo:background-color="transparent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4.D2" style:family="table-cell">
      <style:table-cell-properties style:vertical-align="top" fo:background-color="transparent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5" style:family="table">
      <style:table-properties style:width="16.028cm" table:align="center" style:writing-mode="lr-tb"/>
    </style:style>
    <style:style style:name="Tabela5.A" style:family="table-column">
      <style:table-column-properties style:column-width="7.001cm"/>
    </style:style>
    <style:style style:name="Tabela5.B" style:family="table-column">
      <style:table-column-properties style:column-width="4.001cm"/>
    </style:style>
    <style:style style:name="Tabela5.C" style:family="table-column">
      <style:table-column-properties style:column-width="5.027cm"/>
    </style:style>
    <style:style style:name="Tabela5.1" style:family="table-row">
      <style:table-row-properties style:min-row-height="0.587cm" fo:keep-together="auto"/>
    </style:style>
    <style:style style:name="Tabela5.A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5.C1" style:family="table-cell">
      <style:table-cell-properties style:vertical-align="middle" fo:background-color="transparent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5.2" style:family="table-row">
      <style:table-row-properties style:min-row-height="0.944cm" fo:keep-together="auto"/>
    </style:style>
    <style:style style:name="Tabela5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C2" style:family="table-cell">
      <style:table-cell-properties style:vertical-align="top" fo:background-color="transparent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6" style:family="table">
      <style:table-properties style:width="16.028cm" table:align="center" style:writing-mode="lr-tb"/>
    </style:style>
    <style:style style:name="Tabela6.A" style:family="table-column">
      <style:table-column-properties style:column-width="5.001cm"/>
    </style:style>
    <style:style style:name="Tabela6.B" style:family="table-column">
      <style:table-column-properties style:column-width="3cm"/>
    </style:style>
    <style:style style:name="Tabela6.C" style:family="table-column">
      <style:table-column-properties style:column-width="2cm"/>
    </style:style>
    <style:style style:name="Tabela6.D" style:family="table-column">
      <style:table-column-properties style:column-width="6.027cm"/>
    </style:style>
    <style:style style:name="Tabela6.1" style:family="table-row">
      <style:table-row-properties style:min-row-height="0.587cm" fo:keep-together="auto"/>
    </style:style>
    <style:style style:name="Tabela6.A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6.D1" style:family="table-cell">
      <style:table-cell-properties style:vertical-align="top" fo:background-color="transparent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6.2" style:family="table-row">
      <style:table-row-properties style:min-row-height="0.944cm" fo:keep-together="auto"/>
    </style:style>
    <style:style style:name="Tabela6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C2" style:family="table-cell">
      <style:table-cell-properties style:vertical-align="top" fo:background-color="transparent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6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6.B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6.C3" style:family="table-cell">
      <style:table-cell-properties style:vertical-align="top" fo:background-color="transparent" fo:padding-left="0.191cm" fo:padding-right="0.191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ela6.D3" style:family="table-cell">
      <style:table-cell-properties style:vertical-align="top" fo:background-color="transparent" fo:padding-left="0.191cm" fo:padding-right="0.191cm" fo:padding-top="0cm" fo:padding-bottom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ela6.A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6.B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7" style:family="table">
      <style:table-properties style:width="16.007cm" fo:margin-left="-0.011cm" table:align="left" style:writing-mode="lr-tb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0.504cm"/>
    </style:style>
    <style:style style:name="Tabela7.1" style:family="table-row">
      <style:table-row-properties style:min-row-height="0.635cm" fo:keep-together="auto"/>
    </style:style>
    <style:style style:name="Tabela7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7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7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7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6.007cm" fo:margin-left="-0.011cm" table:align="left" style:writing-mode="lr-tb"/>
    </style:style>
    <style:style style:name="Tabela9.A" style:family="table-column">
      <style:table-column-properties style:column-width="5.503cm"/>
    </style:style>
    <style:style style:name="Tabela9.B" style:family="table-column">
      <style:table-column-properties style:column-width="10.504cm"/>
    </style:style>
    <style:style style:name="Tabela9.1" style:family="table-row">
      <style:table-row-properties style:min-row-height="0.635cm" fo:keep-together="auto"/>
    </style:style>
    <style:style style:name="Tabela9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9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9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9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6.007cm" fo:margin-left="-0.011cm" table:align="left" style:writing-mode="lr-tb"/>
    </style:style>
    <style:style style:name="Tabela14.A" style:family="table-column">
      <style:table-column-properties style:column-width="5.503cm"/>
    </style:style>
    <style:style style:name="Tabela14.B" style:family="table-column">
      <style:table-column-properties style:column-width="10.504cm"/>
    </style:style>
    <style:style style:name="Tabela14.1" style:family="table-row">
      <style:table-row-properties style:min-row-height="0.635cm" fo:keep-together="auto"/>
    </style:style>
    <style:style style:name="Tabela14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4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4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4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4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4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4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007cm" fo:margin-left="-0.011cm" table:align="left" style:writing-mode="lr-tb"/>
    </style:style>
    <style:style style:name="Tabela15.A" style:family="table-column">
      <style:table-column-properties style:column-width="5.503cm"/>
    </style:style>
    <style:style style:name="Tabela15.B" style:family="table-column">
      <style:table-column-properties style:column-width="10.504cm"/>
    </style:style>
    <style:style style:name="Tabela15.1" style:family="table-row">
      <style:table-row-properties style:min-row-height="0.635cm" fo:keep-together="auto"/>
    </style:style>
    <style:style style:name="Tabela15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5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5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5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5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5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6.007cm" fo:margin-left="-0.011cm" table:align="left" style:writing-mode="lr-tb"/>
    </style:style>
    <style:style style:name="Tabela16.A" style:family="table-column">
      <style:table-column-properties style:column-width="5.503cm"/>
    </style:style>
    <style:style style:name="Tabela16.B" style:family="table-column">
      <style:table-column-properties style:column-width="10.504cm"/>
    </style:style>
    <style:style style:name="Tabela16.1" style:family="table-row">
      <style:table-row-properties style:min-row-height="0.635cm" fo:keep-together="auto"/>
    </style:style>
    <style:style style:name="Tabela16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6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6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6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6.007cm" fo:margin-left="-0.011cm" fo:break-before="page" table:align="left" style:writing-mode="lr-tb"/>
    </style:style>
    <style:style style:name="Tabela17.A" style:family="table-column">
      <style:table-column-properties style:column-width="5.503cm"/>
    </style:style>
    <style:style style:name="Tabela17.B" style:family="table-column">
      <style:table-column-properties style:column-width="10.504cm"/>
    </style:style>
    <style:style style:name="Tabela17.1" style:family="table-row">
      <style:table-row-properties style:min-row-height="0.635cm" fo:keep-together="auto"/>
    </style:style>
    <style:style style:name="Tabela17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7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7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7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" style:family="table">
      <style:table-properties style:width="16.007cm" fo:margin-left="-0.011cm" table:align="left" style:writing-mode="lr-tb"/>
    </style:style>
    <style:style style:name="Tabela18.A" style:family="table-column">
      <style:table-column-properties style:column-width="5.503cm"/>
    </style:style>
    <style:style style:name="Tabela18.B" style:family="table-column">
      <style:table-column-properties style:column-width="10.504cm"/>
    </style:style>
    <style:style style:name="Tabela18.1" style:family="table-row">
      <style:table-row-properties style:min-row-height="0.635cm" fo:keep-together="auto"/>
    </style:style>
    <style:style style:name="Tabela18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8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8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8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8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" style:family="table">
      <style:table-properties style:width="16.007cm" fo:margin-left="-0.011cm" table:align="left" style:writing-mode="lr-tb"/>
    </style:style>
    <style:style style:name="Tabela19.A" style:family="table-column">
      <style:table-column-properties style:column-width="5.503cm"/>
    </style:style>
    <style:style style:name="Tabela19.B" style:family="table-column">
      <style:table-column-properties style:column-width="10.504cm"/>
    </style:style>
    <style:style style:name="Tabela19.1" style:family="table-row">
      <style:table-row-properties style:min-row-height="0.635cm" fo:keep-together="auto"/>
    </style:style>
    <style:style style:name="Tabela19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9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9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9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9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" style:family="table">
      <style:table-properties style:width="16.007cm" fo:margin-left="-0.011cm" fo:break-before="page" table:align="left" style:writing-mode="lr-tb"/>
    </style:style>
    <style:style style:name="Tabela20.A" style:family="table-column">
      <style:table-column-properties style:column-width="5.503cm"/>
    </style:style>
    <style:style style:name="Tabela20.B" style:family="table-column">
      <style:table-column-properties style:column-width="10.504cm"/>
    </style:style>
    <style:style style:name="Tabela20.1" style:family="table-row">
      <style:table-row-properties style:min-row-height="0.635cm" fo:keep-together="auto"/>
    </style:style>
    <style:style style:name="Tabela20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0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0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0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1" style:family="table">
      <style:table-properties style:width="16.007cm" fo:margin-left="-0.011cm" table:align="left" style:writing-mode="lr-tb"/>
    </style:style>
    <style:style style:name="Tabela21.A" style:family="table-column">
      <style:table-column-properties style:column-width="5.503cm"/>
    </style:style>
    <style:style style:name="Tabela21.B" style:family="table-column">
      <style:table-column-properties style:column-width="10.504cm"/>
    </style:style>
    <style:style style:name="Tabela21.1" style:family="table-row">
      <style:table-row-properties style:min-row-height="0.635cm" fo:keep-together="auto"/>
    </style:style>
    <style:style style:name="Tabela21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1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1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1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1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1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1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2" style:family="table">
      <style:table-properties style:width="16.007cm" fo:margin-left="-0.011cm" fo:break-before="page" table:align="left" style:writing-mode="lr-tb"/>
    </style:style>
    <style:style style:name="Tabela22.A" style:family="table-column">
      <style:table-column-properties style:column-width="5.503cm"/>
    </style:style>
    <style:style style:name="Tabela22.B" style:family="table-column">
      <style:table-column-properties style:column-width="10.504cm"/>
    </style:style>
    <style:style style:name="Tabela22.1" style:family="table-row">
      <style:table-row-properties style:min-row-height="0.635cm" fo:keep-together="auto"/>
    </style:style>
    <style:style style:name="Tabela22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2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2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2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2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2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3" style:family="table">
      <style:table-properties style:width="16.007cm" fo:margin-left="-0.011cm" table:align="left" style:writing-mode="lr-tb"/>
    </style:style>
    <style:style style:name="Tabela23.A" style:family="table-column">
      <style:table-column-properties style:column-width="5.503cm"/>
    </style:style>
    <style:style style:name="Tabela23.B" style:family="table-column">
      <style:table-column-properties style:column-width="10.504cm"/>
    </style:style>
    <style:style style:name="Tabela23.1" style:family="table-row">
      <style:table-row-properties style:min-row-height="0.635cm" fo:keep-together="auto"/>
    </style:style>
    <style:style style:name="Tabela23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3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3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3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3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3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3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4" style:family="table">
      <style:table-properties style:width="16.007cm" fo:margin-left="-0.011cm" fo:break-before="page" table:align="left" style:writing-mode="lr-tb"/>
    </style:style>
    <style:style style:name="Tabela24.A" style:family="table-column">
      <style:table-column-properties style:column-width="5.503cm"/>
    </style:style>
    <style:style style:name="Tabela24.B" style:family="table-column">
      <style:table-column-properties style:column-width="10.504cm"/>
    </style:style>
    <style:style style:name="Tabela24.1" style:family="table-row">
      <style:table-row-properties style:min-row-height="0.635cm" fo:keep-together="auto"/>
    </style:style>
    <style:style style:name="Tabela24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4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4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4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4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4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4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5" style:family="table">
      <style:table-properties style:width="16.007cm" fo:margin-left="-0.011cm" table:align="left" style:writing-mode="lr-tb"/>
    </style:style>
    <style:style style:name="Tabela25.A" style:family="table-column">
      <style:table-column-properties style:column-width="5.503cm"/>
    </style:style>
    <style:style style:name="Tabela25.B" style:family="table-column">
      <style:table-column-properties style:column-width="10.504cm"/>
    </style:style>
    <style:style style:name="Tabela25.1" style:family="table-row">
      <style:table-row-properties style:min-row-height="0.635cm" fo:keep-together="auto"/>
    </style:style>
    <style:style style:name="Tabela25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5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5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5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5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5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5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6" style:family="table">
      <style:table-properties style:width="16.007cm" fo:margin-left="-0.011cm" table:align="left" style:writing-mode="lr-tb"/>
    </style:style>
    <style:style style:name="Tabela26.A" style:family="table-column">
      <style:table-column-properties style:column-width="5.503cm"/>
    </style:style>
    <style:style style:name="Tabela26.B" style:family="table-column">
      <style:table-column-properties style:column-width="10.504cm"/>
    </style:style>
    <style:style style:name="Tabela26.1" style:family="table-row">
      <style:table-row-properties style:min-row-height="0.635cm" fo:keep-together="auto"/>
    </style:style>
    <style:style style:name="Tabela26.A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6.A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6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6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6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6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6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me_5f_Projeto">
      <style:text-properties fo:language="pt" fo:country="BR" style:language-asian="pt" style:country-asian="BR" style:font-size-complex="12pt"/>
    </style:style>
    <style:style style:name="P2" style:family="paragraph" style:parent-style-name="Nome_5f_Projeto">
      <style:paragraph-properties fo:text-align="center" style:justify-single-word="false"/>
    </style:style>
    <style:style style:name="P3" style:family="paragraph" style:parent-style-name="Header">
      <style:text-properties style:font-size-complex="12pt"/>
    </style:style>
    <style:style style:name="P4" style:family="paragraph" style:parent-style-name="Standard">
      <style:paragraph-properties fo:text-align="end" style:justify-single-word="false"/>
      <style:text-properties fo:language="pt" fo:country="BR" fo:font-weight="bold" officeooo:rsid="00039da4" officeooo:paragraph-rsid="00039da4" style:language-asian="pt" style:country-asian="BR" style:font-weight-asian="bold" style:font-name-complex="Arial" style:font-size-complex="12pt"/>
    </style:style>
    <style:style style:name="P5" style:family="paragraph" style:parent-style-name="Standard">
      <style:paragraph-properties fo:text-align="end" style:justify-single-word="false"/>
      <style:text-properties fo:language="pt" fo:country="BR" fo:font-weight="bold" style:language-asian="pt" style:country-asian="BR" style:font-weight-asian="bold" style:font-name-complex="Arial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9pt" style:font-size-asian="9pt" style:font-name-complex="Arial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01ad5d" officeooo:paragraph-rsid="0001ad5d" style:font-size-asian="9pt" style:font-name-complex="Arial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039da4" officeooo:paragraph-rsid="00039da4" style:font-size-asian="9pt" style:font-name-complex="Arial" style:font-size-complex="9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8pt" fo:language="pt" fo:country="BR" style:font-size-asian="8pt" style:language-asian="pt" style:country-asian="BR" style:font-name-complex="Arial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style:font-name-asian="Wingdings" style:font-name-complex="Wingdings"/>
    </style:style>
    <style:style style:name="P14" style:family="paragraph" style:parent-style-name="Standard">
      <style:text-properties officeooo:paragraph-rsid="0007674b" style:font-name-asian="Wingdings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paragraph-rsid="0007674b" style:font-name-asian="Wingdings" style:font-name-complex="Arial"/>
    </style:style>
    <style:style style:name="P16" style:family="paragraph" style:parent-style-name="Standard">
      <style:text-properties fo:language="en" fo:country="US" officeooo:paragraph-rsid="0007674b" style:font-name-asian="Wingdings"/>
    </style:style>
    <style:style style:name="P17" style:family="paragraph" style:parent-style-name="Standard">
      <style:text-properties officeooo:paragraph-rsid="0007674b"/>
    </style:style>
    <style:style style:name="P18" style:family="paragraph" style:parent-style-name="Standard">
      <style:paragraph-properties fo:margin-left="0cm" fo:margin-right="0.635cm" fo:text-align="center" style:justify-single-word="false" fo:text-indent="0cm" style:auto-text-indent="false" style:snap-to-layout-grid="false"/>
      <style:text-properties fo:font-size="8pt" fo:language="pt" fo:country="BR" style:font-size-asian="8pt" style:language-asian="pt" style:country-asian="BR" style:font-name-complex="Arial" style:font-size-complex="8pt"/>
    </style:style>
    <style:style style:name="P19" style:family="paragraph" style:parent-style-name="Standard">
      <style:paragraph-properties fo:margin-left="0cm" fo:margin-right="0.635cm" fo:text-indent="0cm" style:auto-text-indent="false"/>
      <style:text-properties fo:font-size="8pt" style:font-size-asian="8pt" style:font-name-complex="Arial" style:font-size-complex="8pt"/>
    </style:style>
    <style:style style:name="P20" style:family="paragraph" style:parent-style-name="Footer">
      <style:text-properties fo:language="pt" fo:country="BR" style:language-asian="pt" style:country-asian="BR"/>
    </style:style>
    <style:style style:name="P21" style:family="paragraph" style:parent-style-name="Heading">
      <style:paragraph-properties fo:break-before="page"/>
    </style:style>
    <style:style style:name="P22" style:family="paragraph" style:parent-style-name="Text_20_body">
      <style:text-properties fo:language="pt" fo:country="PT" style:font-name-asian="Wingdings" style:font-name-complex="Arial"/>
    </style:style>
    <style:style style:name="P23" style:family="paragraph" style:parent-style-name="Text_20_body">
      <style:text-properties style:font-name-asian="Wingdings"/>
    </style:style>
    <style:style style:name="P24" style:family="paragraph" style:parent-style-name="Text_20_body">
      <style:text-properties officeooo:paragraph-rsid="00039da4"/>
    </style:style>
    <style:style style:name="P25" style:family="paragraph" style:parent-style-name="Tabela_5f_Texto">
      <style:paragraph-properties style:snap-to-layout-grid="false"/>
    </style:style>
    <style:style style:name="P26" style:family="paragraph" style:parent-style-name="Tabela_5f_Texto">
      <style:text-properties officeooo:rsid="00039da4" officeooo:paragraph-rsid="00039da4"/>
    </style:style>
    <style:style style:name="P27" style:family="paragraph" style:parent-style-name="InfoBlue">
      <style:text-properties style:font-name-asian="Arial"/>
    </style:style>
    <style:style style:name="P28" style:family="paragraph" style:parent-style-name="InfoBlue">
      <style:paragraph-properties fo:text-align="start" style:justify-single-word="false"/>
    </style:style>
    <style:style style:name="P29" style:family="paragraph" style:parent-style-name="InfoBlue">
      <style:text-properties fo:color="#000000" fo:font-style="normal" style:font-style-asian="normal" style:font-style-complex="normal"/>
    </style:style>
    <style:style style:name="P30" style:family="paragraph" style:parent-style-name="InfoBlue">
      <style:paragraph-properties fo:text-align="start" style:justify-single-word="false"/>
      <style:text-properties fo:color="#000000" fo:font-style="normal" style:font-style-asian="normal" style:font-style-complex="normal"/>
    </style:style>
    <style:style style:name="P31" style:family="paragraph" style:parent-style-name="InfoBlue">
      <style:text-properties fo:color="#000000" fo:font-style="normal" officeooo:rsid="0007674b" officeooo:paragraph-rsid="0007674b" style:font-style-asian="normal" style:font-style-complex="normal"/>
    </style:style>
    <style:style style:name="P32" style:family="paragraph" style:parent-style-name="Tabela_5f_Titulo">
      <style:text-properties officeooo:rsid="0007674b" officeooo:paragraph-rsid="0007674b"/>
    </style:style>
    <style:style style:name="P33" style:family="paragraph" style:parent-style-name="Tabela_5f_Titulo">
      <style:paragraph-properties fo:text-align="center" style:justify-single-word="false"/>
      <style:text-properties officeooo:rsid="0007674b" officeooo:paragraph-rsid="0007674b"/>
    </style:style>
    <style:style style:name="P34" style:family="paragraph" style:parent-style-name="Tabela_5f_Titulo">
      <style:paragraph-properties fo:text-align="center" style:justify-single-word="false"/>
    </style:style>
    <style:style style:name="P35" style:family="paragraph" style:parent-style-name="Tabela_5f_Titulo">
      <style:paragraph-properties fo:text-align="center" style:justify-single-word="false"/>
      <style:text-properties officeooo:paragraph-rsid="0007674b"/>
    </style:style>
    <style:style style:name="P36" style:family="paragraph" style:parent-style-name="Tabela_5f_Titulo">
      <style:text-properties officeooo:paragraph-rsid="0007674b"/>
    </style:style>
    <style:style style:name="P37" style:family="paragraph" style:parent-style-name="Subtítulo_5f_capa">
      <style:text-properties fo:font-size="20pt" style:font-size-asian="20pt" style:font-size-complex="20pt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style:font-style-asian="normal" style:font-style-complex="normal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paragraph-rsid="0007bcda" style:text-blinking="false" fo:background-color="transparent" style:font-style-asian="normal" style:font-style-complex="normal"/>
    </style:style>
    <style:style style:name="P41" style:family="paragraph" style:parent-style-name="Standard">
      <style:text-properties fo:color="#000000" fo:font-style="normal" style:font-style-asian="normal" style:font-style-complex="normal"/>
    </style:style>
    <style:style style:name="P42" style:family="paragraph" style:parent-style-name="Standard">
      <style:text-properties fo:color="#000000" fo:font-style="normal" officeooo:rsid="0007674b" officeooo:paragraph-rsid="0007674b" style:font-style-asian="normal" style:font-style-complex="normal"/>
    </style:style>
    <style:style style:name="P43" style:family="paragraph" style:parent-style-name="Standard">
      <style:text-properties fo:color="#000000" fo:font-style="normal" officeooo:rsid="0007674b" officeooo:paragraph-rsid="0007bdb4" style:font-style-asian="normal" style:font-style-complex="normal"/>
    </style:style>
    <style:style style:name="P44" style:family="paragraph" style:parent-style-name="Standard">
      <style:paragraph-properties fo:text-align="start" style:justify-single-word="false" style:snap-to-layout-grid="false"/>
      <style:text-properties fo:color="#000000" fo:font-style="normal" style:font-style-asian="normal" style:font-weight-complex="bold"/>
    </style:style>
    <style:style style:name="P45" style:family="paragraph" style:parent-style-name="Standard">
      <style:paragraph-properties style:snap-to-layout-grid="false"/>
      <style:text-properties fo:color="#000000" fo:font-style="normal" style:font-style-asian="normal"/>
    </style:style>
    <style:style style:name="P46" style:family="paragraph" style:parent-style-name="Standard">
      <style:text-properties officeooo:paragraph-rsid="0007bdb4"/>
    </style:style>
    <style:style style:name="P47" style:family="paragraph" style:parent-style-name="Text_20_body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rsid="0007674b" officeooo:paragraph-rsid="0007674b" style:text-blinking="false" fo:background-color="transparent" style:font-style-asian="normal" style:font-style-complex="normal"/>
    </style:style>
    <style:style style:name="P48" style:family="paragraph" style:parent-style-name="Text_20_body" style:list-style-name="L70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rsid="0007674b" officeooo:paragraph-rsid="0007674b" style:text-blinking="false" fo:background-color="transparent" style:font-style-asian="normal" style:font-style-complex="normal"/>
    </style:style>
    <style:style style:name="P49" style:family="paragraph" style:parent-style-name="Text_20_body" style:list-style-name="L75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rsid="0007674b" officeooo:paragraph-rsid="0007674b" style:text-blinking="false" fo:background-color="transparent" style:font-style-asian="normal" style:font-style-complex="normal"/>
    </style:style>
    <style:style style:name="P50" style:family="paragraph" style:parent-style-name="Text_20_body" style:list-style-name="L77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rsid="0007674b" officeooo:paragraph-rsid="0007674b" style:text-blinking="false" fo:background-color="transparent" style:font-style-asian="normal" style:font-style-complex="normal"/>
    </style:style>
    <style:style style:name="P51" style:family="paragraph" style:parent-style-name="Text_20_body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rsid="0007674b" officeooo:paragraph-rsid="0007bdb4" style:text-blinking="false" fo:background-color="transparent" style:font-style-asian="normal" style:font-style-complex="normal"/>
    </style:style>
    <style:style style:name="P52" style:family="paragraph" style:parent-style-name="Text_20_body" style:list-style-name="L81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rsid="0007674b" officeooo:paragraph-rsid="0007bdb4" style:text-blinking="false" fo:background-color="transparent" style:font-style-asian="normal" style:font-style-complex="normal"/>
    </style:style>
    <style:style style:name="P53" style:family="paragraph" style:parent-style-name="Text_20_body" style:list-style-name="L83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rsid="0007674b" officeooo:paragraph-rsid="0007bdb4" style:text-blinking="false" fo:background-color="transparent" style:font-style-asian="normal" style:font-style-complex="normal"/>
    </style:style>
    <style:style style:name="P54" style:family="paragraph" style:parent-style-name="Text_20_body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paragraph-rsid="0007674b" style:text-blinking="false" fo:background-color="transparent"/>
    </style:style>
    <style:style style:name="P55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fo:color="#000000" fo:font-style="normal"/>
    </style:style>
    <style:style style:name="P56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fo:color="#000000" fo:font-style="normal" officeooo:paragraph-rsid="0007bcda" style:font-style-asian="normal" style:font-style-complex="normal"/>
    </style:style>
    <style:style style:name="P57" style:family="paragraph" style:parent-style-name="Text_20_body" style:list-style-name="L70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72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75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76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81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70">
      <style:paragraph-properties fo:margin-top="0cm" fo:margin-bottom="0.212cm" loext:contextual-spacing="false" fo:line-height="120%" fo:text-align="justify" style:justify-single-word="false" style:writing-mode="lr-tb"/>
      <style:text-properties fo:color="#000000" fo:font-style="normal"/>
    </style:style>
    <style:style style:name="P63" style:family="paragraph" style:parent-style-name="Text_20_body" style:list-style-name="L75">
      <style:paragraph-properties fo:margin-top="0cm" fo:margin-bottom="0.212cm" loext:contextual-spacing="false" fo:line-height="120%" fo:text-align="justify" style:justify-single-word="false" style:writing-mode="lr-tb"/>
      <style:text-properties fo:color="#000000" fo:font-style="normal"/>
    </style:style>
    <style:style style:name="P64" style:family="paragraph" style:parent-style-name="Text_20_body" style:list-style-name="L76">
      <style:paragraph-properties fo:margin-top="0cm" fo:margin-bottom="0.212cm" loext:contextual-spacing="false" fo:line-height="120%" fo:text-align="justify" style:justify-single-word="false" style:writing-mode="lr-tb"/>
      <style:text-properties fo:color="#000000" fo:font-style="normal"/>
    </style:style>
    <style:style style:name="P65" style:family="paragraph" style:parent-style-name="Text_20_body" style:list-style-name="L81">
      <style:paragraph-properties fo:margin-top="0cm" fo:margin-bottom="0.212cm" loext:contextual-spacing="false" fo:line-height="120%" fo:text-align="justify" style:justify-single-word="false" style:writing-mode="lr-tb"/>
      <style:text-properties fo:color="#000000" fo:font-style="normal"/>
    </style:style>
    <style:style style:name="P66" style:family="paragraph" style:parent-style-name="Text_20_body" style:list-style-name="L83">
      <style:paragraph-properties fo:margin-top="0cm" fo:margin-bottom="0.212cm" loext:contextual-spacing="false" fo:line-height="120%" fo:text-align="justify" style:justify-single-word="false" style:writing-mode="lr-tb"/>
      <style:text-properties fo:color="#000000" fo:font-style="normal"/>
    </style:style>
    <style:style style:name="P67" style:family="paragraph" style:parent-style-name="Text_20_body" style:list-style-name="L72">
      <style:paragraph-properties fo:margin-top="0cm" fo:margin-bottom="0.212cm" loext:contextual-spacing="false" fo:line-height="120%" fo:text-align="justify" style:justify-single-word="false" style:writing-mode="lr-tb"/>
    </style:style>
    <style:style style:name="P68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/>
    </style:style>
    <style:style style:name="P69" style:family="paragraph" style:parent-style-name="Text_20_body" style:list-style-name="L77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/>
    </style:style>
    <style:style style:name="P70" style:family="paragraph" style:parent-style-name="Text_20_body" style:list-style-name="L79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/>
    </style:style>
    <style:style style:name="P71" style:family="paragraph" style:parent-style-name="Text_20_body">
      <style:paragraph-properties fo:margin-top="0cm" fo:margin-bottom="0.212cm" loext:contextual-spacing="false" fo:line-height="120%" fo:text-align="justify" style:justify-single-word="false" style:writing-mode="lr-tb"/>
      <style:text-properties fo:color="#000000" fo:font-style="normal"/>
    </style:style>
    <style:style style:name="P72" style:family="paragraph" style:parent-style-name="Text_20_body" style:list-style-name="L77">
      <style:paragraph-properties fo:margin-top="0cm" fo:margin-bottom="0.212cm" loext:contextual-spacing="false" fo:line-height="120%" fo:text-align="justify" style:justify-single-word="false" style:writing-mode="lr-tb"/>
      <style:text-properties fo:color="#000000" fo:font-style="normal"/>
    </style:style>
    <style:style style:name="P73" style:family="paragraph" style:parent-style-name="Text_20_body" style:list-style-name="L79">
      <style:paragraph-properties fo:margin-top="0cm" fo:margin-bottom="0.212cm" loext:contextual-spacing="false" fo:line-height="120%" fo:text-align="justify" style:justify-single-word="false" style:writing-mode="lr-tb"/>
      <style:text-properties fo:color="#000000" fo:font-style="normal"/>
    </style:style>
    <style:style style:name="P74" style:family="paragraph" style:parent-style-name="Heading" style:master-page-name="Converter_20_1">
      <style:paragraph-properties style:page-number="auto"/>
    </style:style>
    <style:style style:name="P75" style:family="paragraph" style:parent-style-name="Heading_20_2" style:list-style-name="">
      <style:paragraph-properties fo:margin-left="0cm" fo:margin-right="0cm" fo:text-indent="0cm" style:auto-text-indent="false"/>
      <style:text-properties style:font-name="Arial" fo:font-size="9pt" fo:font-weight="normal" style:font-size-asian="9pt" style:font-weight-asian="normal" style:font-name-complex="Arial" style:font-size-complex="9pt"/>
    </style:style>
    <style:style style:name="P76" style:family="paragraph" style:parent-style-name="Heading_20_2" style:list-style-name="">
      <style:paragraph-properties fo:margin-left="0cm" fo:margin-right="0cm" fo:text-indent="0cm" style:auto-text-indent="false"/>
      <style:text-properties style:font-name="Arial" fo:font-size="9pt" fo:font-weight="normal" officeooo:paragraph-rsid="0007674b" style:font-size-asian="9pt" style:font-weight-asian="normal" style:font-name-complex="Arial" style:font-size-complex="9pt"/>
    </style:style>
    <style:style style:name="P77" style:family="paragraph" style:parent-style-name="Heading_20_2" style:list-style-name="">
      <style:paragraph-properties fo:margin-left="0cm" fo:margin-right="0cm" fo:text-indent="0cm" style:auto-text-indent="false"/>
      <style:text-properties style:font-name="Arial" fo:font-size="9pt" fo:font-weight="normal" officeooo:paragraph-rsid="0007bdb4" style:font-size-asian="9pt" style:font-weight-asian="normal" style:font-name-complex="Arial" style:font-size-complex="9pt"/>
    </style:style>
    <style:style style:name="P78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PT" style:font-name-asian="Wingdings" style:font-name-complex="Arial"/>
    </style:style>
    <style:style style:name="P79" style:family="paragraph" style:parent-style-name="Heading_20_2">
      <style:paragraph-properties fo:break-before="page"/>
    </style:style>
    <style:style style:name="P80" style:family="paragraph" style:parent-style-name="Heading_20_2">
      <style:paragraph-properties fo:break-before="page"/>
      <style:text-properties officeooo:paragraph-rsid="0007674b" style:font-name-asian="Wingdings" style:font-name-complex="Arial"/>
    </style:style>
    <style:style style:name="P81" style:family="paragraph" style:parent-style-name="Heading_20_1">
      <style:paragraph-properties fo:margin-top="0cm" fo:margin-bottom="0cm" loext:contextual-spacing="false">
        <style:tab-stops>
          <style:tab-stop style:position="0.751cm"/>
        </style:tab-stops>
      </style:paragraph-properties>
    </style:style>
    <style:style style:name="P82" style:family="paragraph" style:parent-style-name="Heading_20_1" style:master-page-name="Converter_20_2">
      <style:paragraph-properties style:page-number="auto"/>
    </style:style>
    <style:style style:name="P83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5" style:family="paragraph" style:parent-style-name="Tabela_5f_Titulo">
      <style:paragraph-properties fo:text-align="center" style:justify-single-word="false"/>
      <style:text-properties officeooo:rsid="0007674b" officeooo:paragraph-rsid="0007bdb4"/>
    </style:style>
    <style:style style:name="P86" style:family="paragraph" style:parent-style-name="Tabela_5f_Titulo">
      <style:text-properties officeooo:rsid="0007674b" officeooo:paragraph-rsid="0007674b"/>
    </style:style>
    <style:style style:name="P87" style:family="paragraph" style:parent-style-name="Tabela_5f_Titulo">
      <style:text-properties officeooo:rsid="0007674b" officeooo:paragraph-rsid="0007bdb4"/>
    </style:style>
    <style:style style:name="P88" style:family="paragraph" style:parent-style-name="Tabela_5f_Titulo">
      <style:paragraph-properties fo:text-align="center" style:justify-single-word="false"/>
      <style:text-properties officeooo:paragraph-rsid="0007bdb4"/>
    </style:style>
    <style:style style:name="P89" style:family="paragraph" style:parent-style-name="Tabela_5f_Titulo">
      <style:text-properties officeooo:paragraph-rsid="0007bdb4"/>
    </style:style>
    <style:style style:name="P90" style:family="paragraph" style:parent-style-name="Nome_5f_Projeto" style:master-page-name="Standard">
      <style:paragraph-properties style:page-number="auto"/>
    </style:style>
    <style:style style:name="P91" style:family="paragraph" style:parent-style-name="InfoBlue">
      <style:text-properties fo:color="#000000" fo:font-style="normal" style:font-style-asian="normal" style:font-style-complex="normal"/>
    </style:style>
    <style:style style:name="P92" style:family="paragraph" style:parent-style-name="InfoBlue">
      <style:text-properties fo:color="#000000" fo:font-style="normal" officeooo:rsid="0007674b" officeooo:paragraph-rsid="0007bdb4" style:font-style-asian="normal" style:font-style-complex="normal"/>
    </style:style>
    <style:style style:name="P93" style:family="paragraph" style:parent-style-name="InfoBlue">
      <style:paragraph-properties fo:text-align="start" style:justify-single-word="false"/>
      <style:text-properties fo:color="#000000" fo:font-style="normal" style:font-style-asian="normal" style:font-style-complex="normal"/>
    </style:style>
    <style:style style:name="P94" style:family="paragraph" style:parent-style-name="InfoBlue">
      <style:text-properties fo:color="#000000" fo:font-style="normal" officeooo:rsid="0007bcda" officeooo:paragraph-rsid="0007bcda" style:font-style-asian="normal" style:font-style-complex="normal"/>
    </style:style>
    <style:style style:name="P95" style:family="paragraph" style:parent-style-name="InfoBlue">
      <style:paragraph-properties style:snap-to-layout-grid="false"/>
      <style:text-properties fo:color="#000000" fo:font-style="normal" officeooo:rsid="0007bcda" officeooo:paragraph-rsid="0007bcda" style:font-style-asian="normal"/>
    </style:style>
    <style:style style:name="P96" style:family="paragraph" style:parent-style-name="InfoBlue">
      <style:paragraph-properties style:snap-to-layout-grid="false"/>
      <style:text-properties fo:color="#000000" fo:font-style="normal" officeooo:rsid="0007bcda" officeooo:paragraph-rsid="0007bcda" style:font-style-asian="normal" style:font-name-complex="Arial" style:font-size-complex="9pt" style:font-style-complex="normal"/>
    </style:style>
    <style:style style:name="P97" style:family="paragraph" style:parent-style-name="InfoBlue">
      <style:paragraph-properties fo:text-align="start" style:justify-single-word="false" style:snap-to-layout-grid="false"/>
      <style:text-properties fo:color="#000000" fo:font-style="normal" officeooo:rsid="0007bcda" officeooo:paragraph-rsid="0007bcda" style:font-style-asian="normal" style:font-name-complex="Arial" style:font-size-complex="9pt" style:font-style-complex="normal"/>
    </style:style>
    <style:style style:name="P98" style:family="paragraph" style:parent-style-name="InfoBlue">
      <style:paragraph-properties style:snap-to-layout-grid="false"/>
      <style:text-properties fo:font-variant="small-caps" fo:color="#000000" fo:font-style="normal" fo:font-weight="bold" officeooo:rsid="0007bcda" officeooo:paragraph-rsid="0007bcda" style:font-style-asian="normal" style:font-weight-asian="bold" style:font-name-complex="Arial" style:font-size-complex="9pt" style:font-style-complex="normal" style:font-weight-complex="bold"/>
    </style:style>
    <style:style style:name="P99" style:family="paragraph">
      <loext:graphic-properties draw:fill="solid" draw:fill-color="#000000"/>
      <style:paragraph-properties style:writing-mode="lr-tb"/>
    </style:style>
    <style:style style:name="P10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9pt" style:font-size-asian="9pt" style:font-name-complex="Arial" style:font-size-complex="9pt"/>
    </style:style>
    <style:style style:name="T2" style:family="text">
      <style:text-properties fo:font-size="9pt" officeooo:rsid="0001ad5d" style:font-size-asian="9pt" style:font-name-complex="Arial" style:font-size-complex="9pt"/>
    </style:style>
    <style:style style:name="T3" style:family="text">
      <style:text-properties fo:font-size="9pt" officeooo:rsid="00039da4" style:font-size-asian="9pt" style:font-name-complex="Arial" style:font-size-complex="9pt"/>
    </style:style>
    <style:style style:name="T4" style:family="text">
      <style:text-properties fo:font-size="8pt" style:font-size-asian="8pt" style:font-name-complex="Arial" style:font-size-complex="8pt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color="#000000" fo:font-style="normal" fo:font-weight="bold" style:font-style-asian="normal" style:font-weight-asian="bold" style:font-style-complex="normal"/>
    </style:style>
    <style:style style:name="T8" style:family="text">
      <style:text-properties officeooo:rsid="00039da4"/>
    </style:style>
    <style:style style:name="T9" style:family="text">
      <style:text-properties fo:font-variant="normal" fo:text-transform="none" style:text-line-through-style="none" style:text-line-through-type="none" style:font-name="Arial1" fo:font-size="9pt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1" fo:font-size="9pt" style:text-underline-style="none" fo:font-weight="normal" officeooo:rsid="0007bcda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Arial1" fo:font-size="9pt" style:text-underline-style="none" fo:font-weight="normal" officeooo:rsid="00091bc7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font-name="Arial1" fo:font-size="9pt" style:text-underline-style="none" fo:font-weight="normal" officeooo:rsid="000db105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officeooo:rsid="0007bcda"/>
    </style:style>
    <style:style style:name="T15" style:family="text">
      <style:text-properties officeooo:rsid="0008a161"/>
    </style:style>
    <style:style style:name="T16" style:family="text">
      <style:text-properties officeooo:rsid="000913f3"/>
    </style:style>
    <style:style style:name="T17" style:family="text">
      <style:text-properties officeooo:rsid="00091bc7"/>
    </style:style>
    <style:style style:name="T18" style:family="text">
      <style:text-properties officeooo:rsid="0009fbfb"/>
    </style:style>
    <style:style style:name="T19" style:family="text">
      <style:text-properties officeooo:rsid="000bc1e5"/>
    </style:style>
    <style:style style:name="T20" style:family="text">
      <style:text-properties officeooo:rsid="000d612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wrap="run-through" style:number-wrapped-paragraphs="no-limit" style:vertical-pos="from-top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Sistema de Distribuição de Vagas em Escolas Segundo às Preferências de</text:p>
      <text:p text:style-name="Nome_5f_Projeto">Escolas e Alunos</text:p>
      <text:p text:style-name="P37"/>
      <text:p text:style-name="Subtítulo_5f_capa"><text:title>Plano de Teste</text:title></text:p>
      <text:p text:style-name="Subtítulo_5f_capa"/>
      <text:p text:style-name="Subtítulo_5f_capa">Versão <text:description>01.00 - Primeira versão do documento enviada para o Analista de Testes.</text:description></text:p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Text_20_body"/>
      <text:p text:style-name="Standard"/>
      <text:p text:style-name="P27"><text:s/></text:p>
      <text:p text:style-name="P74">Histórico da Revisão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Tabela_5f_Titulo">Data</text:p>
          </table:table-cell>
          <table:table-cell table:style-name="Tabela1.A1" office:value-type="string">
            <text:p text:style-name="Tabela_5f_Titulo">Versão</text:p>
          </table:table-cell>
          <table:table-cell table:style-name="Tabela1.A1" office:value-type="string">
            <text:p text:style-name="Tabela_5f_Titulo">Descrição</text:p>
          </table:table-cell>
          <table:table-cell table:style-name="Tabela1.D1" office:value-type="string">
            <text:p text:style-name="Tabela_5f_Titulo">Autor</text:p>
          </table:table-cell>
        </table:table-row>
        <table:table-row table:style-name="Tabela1.1">
          <table:table-cell table:style-name="Tabela1.A2" office:value-type="string">
            <text:p text:style-name="Tabela_5f_Texto"><text:span text:style-name="T8">06</text:span>/11/201<text:span text:style-name="T8">7</text:span></text:p>
          </table:table-cell>
          <table:table-cell table:style-name="Tabela1.A2" office:value-type="string">
            <text:p text:style-name="Tabela_5f_Texto">01.00</text:p>
          </table:table-cell>
          <table:table-cell table:style-name="Tabela1.A2" office:value-type="string">
            <text:p text:style-name="Tabela_5f_Texto">Criação dos Casos de Teste</text:p>
          </table:table-cell>
          <table:table-cell table:style-name="Tabela1.D2" office:value-type="string">
            <text:p text:style-name="P26">Arnaldo Carneiro &amp; Tássio Moraes</text:p>
          </table:table-cell>
        </table:table-row>
        <table:table-row table:style-name="Tabela1.1">
          <table:table-cell table:style-name="Tabela1.A2" office:value-type="string">
            <text:p text:style-name="P25"/>
          </table:table-cell>
          <table:table-cell table:style-name="Tabela1.A2" office:value-type="string">
            <text:p text:style-name="P25"/>
          </table:table-cell>
          <table:table-cell table:style-name="Tabela1.A2" office:value-type="string">
            <text:p text:style-name="P25"/>
          </table:table-cell>
          <table:table-cell table:style-name="Tabela1.D2" office:value-type="string">
            <text:p text:style-name="P25"/>
          </table:table-cell>
        </table:table-row>
      </table:table>
      <text:p text:style-name="Standard"/>
      <text:p text:style-name="P21">Sumário</text:p>
      <text:p text:style-name="Standard"/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3"><text:a xlink:type="simple" xlink:href="#__RefHeading___Toc277691954">1. INTRODUÇÃO<text:tab/>4</text:a></text:p>
          <text:p text:style-name="P84"><text:a xlink:type="simple" xlink:href="#__RefHeading___Toc277691955">1.1 Escopo<text:tab/>4</text:a></text:p>
          <text:p text:style-name="P83"><text:a xlink:type="simple" xlink:href="#__RefHeading___Toc277691957">2. PLANEJAMENTO PARA OS TESTES<text:tab/>5</text:a></text:p>
          <text:p text:style-name="P84"><text:a xlink:type="simple" xlink:href="#__RefHeading___Toc277691958">2.1 Necessidades de Hardware<text:tab/>5</text:a></text:p>
          <text:p text:style-name="P84"><text:a xlink:type="simple" xlink:href="#__RefHeading___Toc277691959">2.2 Necessidades de Software<text:tab/>5</text:a></text:p>
          <text:p text:style-name="P84"><text:a xlink:type="simple" xlink:href="#__RefHeading___Toc277691960">2.3 Necessidade de Pessoas<text:tab/>5</text:a></text:p>
          <text:p text:style-name="P84"><text:a xlink:type="simple" xlink:href="#__RefHeading___Toc277691961">2.4 Necessidade de Capacitação<text:tab/>6</text:a></text:p>
          <text:p text:style-name="P84"><text:a xlink:type="simple" xlink:href="#__RefHeading___Toc277691962">2.5 Cronograma de Testes<text:tab/>6</text:a></text:p>
          <text:p text:style-name="P83"><text:a xlink:type="simple" xlink:href="#__RefHeading___Toc277691963">3. CASOS DE TESTE<text:tab/>7</text:a></text:p>
          <text:p text:style-name="P84"><text:a xlink:type="simple" xlink:href="#__RefHeading___Toc277691964"><text:s/>CT01<text:tab/>7</text:a></text:p>
          <text:p text:style-name="P84"><text:a xlink:type="simple" xlink:href="#__RefHeading___Toc1305_830104630"><text:s/>CT02<text:tab/>7</text:a></text:p>
          <text:p text:style-name="P84"><text:a xlink:type="simple" xlink:href="#__RefHeading___Toc1307_830104630"><text:s/>CT03<text:tab/>8</text:a></text:p>
          <text:p text:style-name="P84"><text:a xlink:type="simple" xlink:href="#__RefHeading___Toc1309_830104630"><text:s/>CT04<text:tab/>8</text:a></text:p>
          <text:p text:style-name="P84"><text:a xlink:type="simple" xlink:href="#__RefHeading___Toc1311_830104630"><text:s/>CT05<text:tab/>8</text:a></text:p>
          <text:p text:style-name="P84"><text:a xlink:type="simple" xlink:href="#__RefHeading___Toc1313_830104630"><text:s/>CT06<text:tab/>9</text:a></text:p>
          <text:p text:style-name="P84"><text:a xlink:type="simple" xlink:href="#__RefHeading___Toc1315_830104630"><text:s/>CT07<text:tab/>9</text:a></text:p>
          <text:p text:style-name="P84"><text:a xlink:type="simple" xlink:href="#__RefHeading___Toc1317_830104630"><text:s/>CT08<text:tab/>9</text:a></text:p>
          <text:p text:style-name="P84"><text:a xlink:type="simple" xlink:href="#__RefHeading___Toc1319_830104630"><text:s/>CT09<text:tab/>10</text:a></text:p>
          <text:p text:style-name="P84"><text:a xlink:type="simple" xlink:href="#__RefHeading___Toc1321_830104630"><text:s/>CT10<text:tab/>10</text:a></text:p>
          <text:p text:style-name="P84"><text:a xlink:type="simple" xlink:href="#__RefHeading___Toc1323_830104630"><text:s/>CT11<text:tab/>11</text:a></text:p>
          <text:p text:style-name="P84"><text:a xlink:type="simple" xlink:href="#__RefHeading___Toc1325_830104630"><text:s/>CT12<text:tab/>11</text:a></text:p>
          <text:p text:style-name="P84"><text:a xlink:type="simple" xlink:href="#__RefHeading___Toc1327_830104630"><text:s/>CT13<text:tab/>12</text:a></text:p>
          <text:p text:style-name="P84"><text:a xlink:type="simple" xlink:href="#__RefHeading___Toc1329_830104630"><text:s/>CT14<text:tab/>12</text:a></text:p>
          <text:p text:style-name="P84"><text:a xlink:type="simple" xlink:href="#__RefHeading___Toc1331_830104630"><text:s/>CT15<text:tab/>12</text:a></text:p>
          <text:p text:style-name="P84"><text:a xlink:type="simple" xlink:href="#__RefHeading___Toc277691967">3.1 Testes de Aceitação do Usuário<text:tab/>13</text:a></text:p>
        </text:index-body>
      </text:table-of-content>
      <text:h text:style-name="P81" text:outline-level="1"><text:bookmark-start text:name="__RefHeading___Toc277691954"/>INTRODUÇÃO<text:bookmark-end text:name="__RefHeading___Toc277691954"/></text:h>
      <text:p text:style-name="P24">Este documento de <text:title>Plano de Teste</text:title> tem o objetivo de documentar as informações necessárias para planejar e controlar os testes de validação do projeto <text:span text:style-name="T8">Sistema de Distribuição de Vagas em Escolas Segundo às Preferências de Escolas e Alunos</text:span>. O documento descreve o plano geral de testes referente aos cadastros básicos de forma a direcionar os esforços de teste e os Casos de Teste a serem executados para validar o produto.</text:p>
      <text:h text:style-name="Heading_20_2" text:outline-level="2"><text:bookmark-start text:name="__RefHeading___Toc277691955"/>Escopo<text:bookmark-end text:name="__RefHeading___Toc277691955"/></text:h>
      <text:p text:style-name="P24"><text:span text:style-name="T5">*</text:span>Este documento descreve o Plano de Testes a ser usado pelo projeto <text:span text:style-name="T8">Sistema de Distribuição de Vagas em Escolas Segundo às Preferências de Escolas e Alunos</text:span> para avaliar a qualidade funcional, confiabilidade e performance.</text:p>
      <text:p text:style-name="P27"><text:s/></text:p>
      <text:h text:style-name="Heading_20_1" text:outline-level="1"><text:bookmark-start text:name="__RefHeading___Toc277691957"/>PLANEJAMENTO PARA OS TESTES<text:bookmark-end text:name="__RefHeading___Toc277691957"/></text:h>
      <text:h text:style-name="Heading_20_2" text:outline-level="2"><text:bookmark-start text:name="__RefHeading___Toc277691958"/>Necessidades de Hardware<text:bookmark-end text:name="__RefHeading___Toc277691958"/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Tabela_5f_Titulo">Tipo de Hardware</text:p>
          </table:table-cell>
          <table:table-cell table:style-name="Tabela2.A1" office:value-type="string">
            <text:p text:style-name="Tabela_5f_Titulo">Detalhamento</text:p>
          </table:table-cell>
          <table:table-cell table:style-name="Tabela2.A1" office:value-type="string">
            <text:p text:style-name="Tabela_5f_Titulo">Quantidade</text:p>
          </table:table-cell>
          <table:table-cell table:style-name="Tabela2.A1" office:value-type="string">
            <text:p text:style-name="Tabela_5f_Titulo">Forma de Disponibilização</text:p>
          </table:table-cell>
          <table:table-cell table:style-name="Tabela2.E1" office:value-type="string">
            <text:p text:style-name="Tabela_5f_Titulo">Data Limite </text:p>
          </table:table-cell>
        </table:table-row>
        <table:table-row table:style-name="Tabela2.2">
          <table:table-cell table:style-name="Tabela2.A2" office:value-type="string">
            <text:p text:style-name="P28"><text:span text:style-name="T6">Servidor de Banco de Dados </text:span><text:span text:style-name="T7">*</text:span></text:p>
          </table:table-cell>
          <table:table-cell table:style-name="Tabela2.B2" office:value-type="string">
            <text:p text:style-name="P55"><text:span text:style-name="T9">Máquina Desktop ou notebook</text:span></text:p>
          </table:table-cell>
          <table:table-cell table:style-name="Tabela2.A1" office:value-type="string">
            <text:p text:style-name="P29">1</text:p>
          </table:table-cell>
          <table:table-cell table:style-name="Tabela2.A1" office:value-type="string">
            <text:p text:style-name="P29">Corporativo</text:p>
          </table:table-cell>
          <table:table-cell table:style-name="Tabela2.E2" office:value-type="string">
            <text:p text:style-name="P38"><text:bookmark text:name="docs-internal-guid-97c8914b-93f4-2544-89ff-0447a96b9bb9"/>14/11/2017</text:p>
            <text:p text:style-name="P29"/>
          </table:table-cell>
        </table:table-row>
        <table:table-row table:style-name="Tabela2.2">
          <table:table-cell table:style-name="Tabela2.A3" office:value-type="string">
            <text:p text:style-name="P29">Servidor WEB</text:p>
          </table:table-cell>
          <table:table-cell table:style-name="Tabela2.B3" office:value-type="string">
            <text:p text:style-name="P56"><text:span text:style-name="T9">Máquina Desktop ou notebook</text:span></text:p>
          </table:table-cell>
          <table:table-cell table:style-name="Tabela2.A1" office:value-type="string">
            <text:p text:style-name="P29">1</text:p>
          </table:table-cell>
          <table:table-cell table:style-name="Tabela2.A1" office:value-type="string">
            <text:p text:style-name="P29">Corporativo</text:p>
          </table:table-cell>
          <table:table-cell table:style-name="Tabela2.E3" office:value-type="string">
            <text:p text:style-name="P38"><text:bookmark text:name="docs-internal-guid-97c8914b-93f4-2544-89ff-0447a96b9bb92"/>14/11/2017</text:p>
            <text:p text:style-name="P29"/>
          </table:table-cell>
        </table:table-row>
      </table:table>
      <text:p text:style-name="Text_20_body"/>
      <text:h text:style-name="Heading_20_2" text:outline-level="2"><text:bookmark-start text:name="_Ref524434117"/><text:bookmark-start text:name="__RefHeading___Toc277691959"/><text:bookmark-start text:name="_Ref524433573"/>Necessidades de Software<text:bookmark-end text:name="__RefHeading___Toc277691959"/>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Tabela_5f_Titulo">Tipo de Software</text:p>
          </table:table-cell>
          <table:table-cell table:style-name="Tabela3.A1" office:value-type="string">
            <text:p text:style-name="Tabela_5f_Titulo">Detalhamento</text:p>
          </table:table-cell>
          <table:table-cell table:style-name="Tabela3.A1" office:value-type="string">
            <text:p text:style-name="Tabela_5f_Titulo">Quantidade</text:p>
          </table:table-cell>
          <table:table-cell table:style-name="Tabela3.A1" office:value-type="string">
            <text:p text:style-name="Tabela_5f_Titulo">Forma de Disponibilização</text:p>
          </table:table-cell>
          <table:table-cell table:style-name="Tabela3.E1" office:value-type="string">
            <text:p text:style-name="Tabela_5f_Titulo">Data Limite </text:p>
          </table:table-cell>
        </table:table-row>
        <table:table-row table:style-name="Tabela3.2">
          <table:table-cell table:style-name="Tabela3.A2" office:value-type="string">
            <text:p text:style-name="P29">Navegador WEB - Mozilla Firefox </text:p>
          </table:table-cell>
          <table:table-cell table:style-name="Tabela3.B2" office:value-type="string">
            <text:p text:style-name="P30">Versão <text:span text:style-name="T14">56.x</text:span></text:p>
          </table:table-cell>
          <table:table-cell table:style-name="Tabela3.A1" office:value-type="string">
            <text:p text:style-name="P29">1</text:p>
          </table:table-cell>
          <table:table-cell table:style-name="Tabela3.A1" office:value-type="string">
            <text:p text:style-name="P29">Corporativo</text:p>
          </table:table-cell>
          <table:table-cell table:style-name="Tabela3.E2" office:value-type="string">
            <text:p text:style-name="P38"><text:bookmark text:name="docs-internal-guid-97c8914b-93f4-2544-89ff-0447a96b9bb94"/>14/11/2017</text:p>
            <text:p text:style-name="P29"/>
          </table:table-cell>
        </table:table-row>
        <table:table-row table:style-name="Tabela3.2">
          <table:table-cell table:style-name="Tabela3.A3" office:value-type="string">
            <text:p text:style-name="P38"><text:bookmark text:name="docs-internal-guid-97c8914b-93f5-836b-d335-7c42ad8e65c7"/>Navegador WEB - Microsoft Edge</text:p>
            <text:p text:style-name="P29"/>
          </table:table-cell>
          <table:table-cell table:style-name="Tabela3.B3" office:value-type="string">
            <text:p text:style-name="P39"><text:bookmark text:name="docs-internal-guid-97c8914b-93f5-afd0-6746-fb7ece818e32"/>Versão 38.x</text:p>
            <text:p text:style-name="P30"/>
          </table:table-cell>
          <table:table-cell table:style-name="Tabela3.C3" office:value-type="string">
            <text:p text:style-name="P94">1</text:p>
          </table:table-cell>
          <table:table-cell table:style-name="Tabela3.C3" office:value-type="string">
            <text:p text:style-name="P94">Corporativo</text:p>
          </table:table-cell>
          <table:table-cell table:style-name="Tabela3.E3" office:value-type="string">
            <text:p text:style-name="P40">14/11/2017</text:p>
          </table:table-cell>
        </table:table-row>
        <table:table-row table:style-name="Tabela3.2">
          <table:table-cell table:style-name="Tabela3.A4" office:value-type="string">
            <text:p text:style-name="P41"><text:bookmark text:name="docs-internal-guid-97c8914b-93f5-979c-ce8c-e35ea9639b70"/><text:span text:style-name="T9">Navegador WEB - Chrom</text:span><text:span text:style-name="T10">e</text:span></text:p>
          </table:table-cell>
          <table:table-cell table:style-name="Tabela3.B4" office:value-type="string">
            <text:p text:style-name="P39"><text:bookmark text:name="docs-internal-guid-97c8914b-93f5-be56-dbaa-86c2a3d8421a"/>Versão 62.x</text:p>
            <text:p text:style-name="P30"/>
          </table:table-cell>
          <table:table-cell table:style-name="Tabela3.C3" office:value-type="string">
            <text:p text:style-name="P94">1</text:p>
          </table:table-cell>
          <table:table-cell table:style-name="Tabela3.C3" office:value-type="string">
            <text:p text:style-name="P94">Corporativo</text:p>
          </table:table-cell>
          <table:table-cell table:style-name="Tabela3.E4" office:value-type="string">
            <text:p text:style-name="P40">14/11/2017</text:p>
          </table:table-cell>
        </table:table-row>
      </table:table>
      <text:p text:style-name="Text_20_body"/>
      <text:h text:style-name="Heading_20_2" text:outline-level="2"><text:bookmark-start text:name="__RefHeading___Toc277691960"/>Necessidade de Pessoas<text:bookmark-end text:name="__RefHeading___Toc277691960"/>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Tabela_5f_Titulo">Papel</text:p>
          </table:table-cell>
          <table:table-cell table:style-name="Tabela4.A1" office:value-type="string">
            <text:p text:style-name="Tabela_5f_Titulo">Envolvimento Estimado</text:p>
          </table:table-cell>
          <table:table-cell table:style-name="Tabela4.A1" office:value-type="string">
            <text:p text:style-name="Tabela_5f_Titulo">Quantidade</text:p>
          </table:table-cell>
          <table:table-cell table:style-name="Tabela4.D1" office:value-type="string">
            <text:p text:style-name="Tabela_5f_Titulo">Período de Envolvimento no Projeto</text:p>
          </table:table-cell>
        </table:table-row>
        <table:table-row table:style-name="Tabela4.2">
          <table:table-cell table:style-name="Tabela4.A2" office:value-type="string">
            <text:p text:style-name="P29">Testador</text:p>
          </table:table-cell>
          <table:table-cell table:style-name="Tabela4.B2" office:value-type="string">
            <text:p text:style-name="P29">2<text:span text:style-name="T14">7</text:span> horas</text:p>
          </table:table-cell>
          <table:table-cell table:style-name="Tabela4.C2" office:value-type="string">
            <text:p text:style-name="P29">1</text:p>
          </table:table-cell>
          <table:table-cell table:style-name="Tabela4.D2" office:value-type="string">
            <text:p text:style-name="P41"><text:bookmark text:name="docs-internal-guid-97c8914b-93f6-43ca-a4f1-47f6f3b05ca9"/><text:span text:style-name="T9">14/11/2017 à 19/12/2017</text:span></text:p>
          </table:table-cell>
        </table:table-row>
      </table:table>
      <text:p text:style-name="Text_20_body"/>
      <text:h text:style-name="P79" text:outline-level="2"><text:bookmark-start text:name="__RefHeading___Toc277691961"/>Necessidade de Capacitação<text:bookmark-end text:name="__RefHeading___Toc277691961"/></text:h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Tabela_5f_Titulo">Treinamento</text:p>
          </table:table-cell>
          <table:table-cell table:style-name="Tabela5.A1" office:value-type="string">
            <text:p text:style-name="Tabela_5f_Titulo">Duração</text:p>
          </table:table-cell>
          <table:table-cell table:style-name="Tabela5.C1" office:value-type="string">
            <text:p text:style-name="Tabela_5f_Titulo">Data de Realização</text:p>
          </table:table-cell>
        </table:table-row>
        <table:table-row table:style-name="Tabela5.2">
          <table:table-cell table:style-name="Tabela5.A2" office:value-type="string">
            <text:p text:style-name="P44"><text:bookmark text:name="docs-internal-guid-97c8914b-93f6-95a2-40eb-bfbd1056e6b4"/><text:span text:style-name="T9">DevMedia - O Que é JUnit</text:span></text:p>
          </table:table-cell>
          <table:table-cell table:style-name="Tabela5.B2" office:value-type="string">
            <text:p text:style-name="P95">4h</text:p>
          </table:table-cell>
          <table:table-cell table:style-name="Tabela5.C2" office:value-type="string">
            <text:p text:style-name="P45"><text:bookmark text:name="docs-internal-guid-97c8914b-93f6-c845-3d61-f5109e3e8a27"/><text:span text:style-name="T9">08/11/2017</text:span></text:p>
          </table:table-cell>
        </table:table-row>
      </table:table>
      <text:p text:style-name="Text_20_body"/>
      <text:p text:style-name="Text_20_body"/>
      <text:h text:style-name="Heading_20_2" text:outline-level="2"><text:bookmark-start text:name="__RefHeading___Toc277691962"/>Cronograma de Testes<text:bookmark-end text:name="__RefHeading___Toc277691962"/></text:h>
      <text:p text:style-name="Text_20_body">TESTES DE SISTEMA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Tabela_5f_Titulo">Atividade</text:p>
          </table:table-cell>
          <table:table-cell table:style-name="Tabela6.A1" office:value-type="string">
            <text:p text:style-name="Tabela_5f_Titulo">Data de Início</text:p>
          </table:table-cell>
          <table:table-cell table:style-name="Tabela6.A1" office:value-type="string">
            <text:p text:style-name="Tabela_5f_Titulo">Duração (horas)</text:p>
          </table:table-cell>
          <table:table-cell table:style-name="Tabela6.D1" office:value-type="string">
            <text:p text:style-name="Tabela_5f_Titulo">Papel Responsável/Envolvidos</text:p>
          </table:table-cell>
        </table:table-row>
        <table:table-row table:style-name="Tabela6.2">
          <table:table-cell table:style-name="Tabela6.A2" office:value-type="string">
            <text:p text:style-name="P98">Testes de Unidade</text:p>
          </table:table-cell>
          <table:table-cell table:style-name="Tabela6.B2" office:value-type="string">
            <text:p text:style-name="P96">14/11/2017</text:p>
          </table:table-cell>
          <table:table-cell table:style-name="Tabela6.C2" office:value-type="string">
            <text:p text:style-name="P96">10h</text:p>
          </table:table-cell>
          <table:table-cell table:style-name="Tabela6.D1" office:value-type="string">
            <text:p text:style-name="P97">Testador</text:p>
          </table:table-cell>
        </table:table-row>
        <table:table-row table:style-name="Tabela6.2">
          <table:table-cell table:style-name="Tabela6.A3" office:value-type="string">
            <text:p text:style-name="P98">Testes de Integração</text:p>
          </table:table-cell>
          <table:table-cell table:style-name="Tabela6.B3" office:value-type="string">
            <text:p text:style-name="P96">28/11/2017</text:p>
          </table:table-cell>
          <table:table-cell table:style-name="Tabela6.C3" office:value-type="string">
            <text:p text:style-name="P96">12h</text:p>
          </table:table-cell>
          <table:table-cell table:style-name="Tabela6.D3" office:value-type="string">
            <text:p text:style-name="P97">Testador</text:p>
          </table:table-cell>
        </table:table-row>
        <table:table-row table:style-name="Tabela6.2">
          <table:table-cell table:style-name="Tabela6.A4" office:value-type="string">
            <text:p text:style-name="P98">Testes de Homologação</text:p>
          </table:table-cell>
          <table:table-cell table:style-name="Tabela6.B4" office:value-type="string">
            <text:p text:style-name="P96">12/12/2017</text:p>
          </table:table-cell>
          <table:table-cell table:style-name="Tabela6.C3" office:value-type="string">
            <text:p text:style-name="P96">5h</text:p>
          </table:table-cell>
          <table:table-cell table:style-name="Tabela6.D3" office:value-type="string">
            <text:p text:style-name="P97">Testador/Cliente</text:p>
          </table:table-cell>
        </table:table-row>
      </table:table>
      <text:h text:style-name="P82" text:outline-level="1"><text:bookmark-end text:name="_Ref524434117"/><text:bookmark-start text:name="__RefHeading___Toc277691963"/><text:bookmark-end text:name="_Ref524433573"/>CASOS DE TESTE<text:bookmark-end text:name="__RefHeading___Toc277691963"/></text:h>
      <text:p text:style-name="Text_20_body">Para a definição dos Casos de Teste foram utilizados os módulos desenvolvidos e a modelagem do banco de dados do Morpheus.</text:p>
      <text:p text:style-name="Text_20_body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3">Item</text:p>
          </table:table-cell>
          <table:table-cell table:style-name="Tabela7.B1" office:value-type="string">
            <text:p text:style-name="P34">Descrição</text:p>
          </table:table-cell>
        </table:table-row>
        <table:table-row table:style-name="Tabela7.1">
          <table:table-cell table:style-name="Tabela7.A2" office:value-type="string">
            <text:p text:style-name="Tabela_5f_Titulo">ID do Caso de Teste</text:p>
          </table:table-cell>
          <table:table-cell table:style-name="Tabela7.B2" office:value-type="string">
            <text:h text:style-name="P75" text:outline-level="2"><text:bookmark-start text:name="__RefHeading___Toc277691964"/>CT01<text:bookmark-end text:name="__RefHeading___Toc277691964"/></text:h>
          </table:table-cell>
        </table:table-row>
        <table:table-row table:style-name="Tabela7.1">
          <table:table-cell table:style-name="Tabela7.A1" office:value-type="string">
            <text:p text:style-name="P32">Descrição</text:p>
          </table:table-cell>
          <table:table-cell table:style-name="Tabela7.B3" office:value-type="string">
            <text:p text:style-name="P31">Testa valores não preenchidos nos campos</text:p>
          </table:table-cell>
        </table:table-row>
        <table:table-row table:style-name="Tabela7.1">
          <table:table-cell table:style-name="Tabela7.A2" office:value-type="string">
            <text:p text:style-name="P32">Item a ser testado</text:p>
          </table:table-cell>
          <table:table-cell table:style-name="Tabela7.B6" office:value-type="string">
            <text:p text:style-name="P42"><text:bookmark text:name="docs-internal-guid-97c8914b-93f9-6217-8279-7d71165ed7d3"/><text:span text:style-name="T9">Caso de Uso: Cadastrar aluno, Cadastrar administrador</text:span></text:p>
          </table:table-cell>
        </table:table-row>
        <table:table-row table:style-name="Tabela7.1">
          <table:table-cell table:style-name="Tabela7.A2" office:value-type="string">
            <text:p text:style-name="P32">Características a serem testadas</text:p>
          </table:table-cell>
          <table:table-cell table:style-name="Tabela7.B6" office:value-type="string">
            <text:p text:style-name="P31">Funcionalidade</text:p>
          </table:table-cell>
        </table:table-row>
        <table:table-row table:style-name="Tabela7.1">
          <table:table-cell table:style-name="Tabela7.A2" office:value-type="string">
            <text:p text:style-name="P32">Entradas</text:p>
          </table:table-cell>
          <table:table-cell table:style-name="Tabela7.B6" office:value-type="string">
            <text:list xml:id="list6600831652380908354" text:style-name="L70">
              <text:list-item>
                <text:p text:style-name="P48"><text:bookmark text:name="docs-internal-guid-97c8914b-93f9-804e-f750-e0b3ce4a9ec6"/>Login: “” (vazio)</text:p>
              </text:list-item>
              <text:list-item>
                <text:p text:style-name="P57">Nome: “” (vazio)</text:p>
              </text:list-item>
              <text:list-item>
                <text:p text:style-name="P62"><text:span text:style-name="T9">Senha: "" (vazio) </text:span></text:p>
              </text:list-item>
            </text:list>
          </table:table-cell>
        </table:table-row>
        <table:table-row table:style-name="Tabela7.1">
          <table:table-cell table:style-name="Tabela7.A2" office:value-type="string">
            <text:p text:style-name="P32">Resultados e Comportamentos esperados</text:p>
          </table:table-cell>
          <table:table-cell table:style-name="Tabela7.B7" office:value-type="string">
            <text:p text:style-name="P54"><text:bookmark text:name="docs-internal-guid-97c8914b-93fa-1bc9-90c2-9be20ccc9c90"/>Mensagem na tela: Usuário inválido</text:p>
            <text:list xml:id="list3964344335018870920" text:style-name="L72">
              <text:list-item>
                <text:p text:style-name="P58">Login inválido;</text:p>
              </text:list-item>
              <text:list-item>
                <text:p text:style-name="P58">Nome inválido;</text:p>
              </text:list-item>
              <text:list-item>
                <text:p text:style-name="P67"><text:span text:style-name="T13">Senha inválida</text:span></text:p>
              </text:list-item>
            </text:list>
          </table:table-cell>
        </table:table-row>
      </table:table>
      <text:p text:style-name="P13"/>
      <text:p text:style-name="P14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3">Item</text:p>
          </table:table-cell>
          <table:table-cell table:style-name="Tabela9.B1" office:value-type="string">
            <text:p text:style-name="P35">Descrição</text:p>
          </table:table-cell>
        </table:table-row>
        <table:table-row table:style-name="Tabela9.1">
          <table:table-cell table:style-name="Tabela9.A2" office:value-type="string">
            <text:p text:style-name="P36">ID do Caso de Teste</text:p>
          </table:table-cell>
          <table:table-cell table:style-name="Tabela9.B2" office:value-type="string">
            <text:h text:style-name="P76" text:outline-level="2"><text:bookmark-start text:name="__RefHeading___Toc1305_830104630"/>CT0<text:span text:style-name="T15">2</text:span><text:bookmark-end text:name="__RefHeading___Toc1305_830104630"/></text:h>
          </table:table-cell>
        </table:table-row>
        <table:table-row table:style-name="Tabela9.1">
          <table:table-cell table:style-name="Tabela9.A1" office:value-type="string">
            <text:p text:style-name="P32">Descrição</text:p>
          </table:table-cell>
          <table:table-cell table:style-name="Tabela9.B3" office:value-type="string">
            <text:p text:style-name="P31">Testa valores não preenchidos nos campos</text:p>
          </table:table-cell>
        </table:table-row>
        <table:table-row table:style-name="Tabela9.1">
          <table:table-cell table:style-name="Tabela9.A2" office:value-type="string">
            <text:p text:style-name="P32">Item a ser testado</text:p>
          </table:table-cell>
          <table:table-cell table:style-name="Tabela9.B6" office:value-type="string">
            <text:p text:style-name="P42"><text:bookmark text:name="docs-internal-guid-97c8914b-93fa-ab65-1202-aca3dadb243c"/><text:span text:style-name="T9">Caso de Uso Cadastrar escola, </text:span><text:span text:style-name="T12">Alterar escola</text:span></text:p>
          </table:table-cell>
        </table:table-row>
        <table:table-row table:style-name="Tabela9.1">
          <table:table-cell table:style-name="Tabela9.A2" office:value-type="string">
            <text:p text:style-name="P32">Características a serem testadas</text:p>
          </table:table-cell>
          <table:table-cell table:style-name="Tabela9.B6" office:value-type="string">
            <text:p text:style-name="P31">Funcionalidade</text:p>
          </table:table-cell>
        </table:table-row>
        <table:table-row table:style-name="Tabela9.1">
          <table:table-cell table:style-name="Tabela9.A2" office:value-type="string">
            <text:p text:style-name="P32">Entradas</text:p>
          </table:table-cell>
          <table:table-cell table:style-name="Tabela9.B6" office:value-type="string">
            <text:list xml:id="list656540256051498771" text:style-name="L75">
              <text:list-item>
                <text:p text:style-name="P49"><text:bookmark text:name="docs-internal-guid-97c8914b-93fa-c94f-628f-92d6fbdc2454"/>Nome: “” (vazio)</text:p>
              </text:list-item>
              <text:list-item>
                <text:p text:style-name="P59">Número de vagas: “” (vazio)</text:p>
              </text:list-item>
              <text:list-item>
                <text:p text:style-name="P63"><text:span text:style-name="T9">Descrição: "" (vazio) </text:span></text:p>
              </text:list-item>
            </text:list>
          </table:table-cell>
        </table:table-row>
        <table:table-row table:style-name="Tabela9.1">
          <table:table-cell table:style-name="Tabela9.A2" office:value-type="string">
            <text:p text:style-name="P32">Resultados e Comportamentos esperados</text:p>
          </table:table-cell>
          <table:table-cell table:style-name="Tabela9.B7" office:value-type="string">
            <text:p text:style-name="P47"><text:bookmark text:name="docs-internal-guid-97c8914b-93fb-10c3-9413-48b00e93fead"/>Mensagem na tela: Escola inválida</text:p>
            <text:list xml:id="list6321421896194265002" text:style-name="L76">
              <text:list-item>
                <text:p text:style-name="P60">Nome inválido;</text:p>
              </text:list-item>
              <text:list-item>
                <text:p text:style-name="P60">Número de vagas inválido;</text:p>
              </text:list-item>
              <text:list-item>
                <text:p text:style-name="P64"><text:span text:style-name="T9">Descrição inválida</text:span></text:p>
              </text:list-item>
            </text:list>
          </table:table-cell>
        </table:table-row>
      </table:table>
      <text:p text:style-name="P16"/>
      <text:p text:style-name="P15"/>
      <table:table table:name="Tabela14" table:style-name="Tabela14">
        <table:table-column table:style-name="Tabela14.A"/>
        <table:table-column table:style-name="Tabela14.B"/>
        <text:soft-page-break/>
        <table:table-row table:style-name="Tabela14.1">
          <table:table-cell table:style-name="Tabela14.A1" office:value-type="string">
            <text:p text:style-name="P33">Item</text:p>
          </table:table-cell>
          <table:table-cell table:style-name="Tabela14.B1" office:value-type="string">
            <text:p text:style-name="P35">Descrição</text:p>
          </table:table-cell>
        </table:table-row>
        <table:table-row table:style-name="Tabela14.1">
          <table:table-cell table:style-name="Tabela14.A2" office:value-type="string">
            <text:p text:style-name="P36">ID do Caso de Teste</text:p>
          </table:table-cell>
          <table:table-cell table:style-name="Tabela14.B2" office:value-type="string">
            <text:h text:style-name="P76" text:outline-level="2"><text:bookmark-start text:name="__RefHeading___Toc1307_830104630"/>CT0<text:span text:style-name="T15">3</text:span><text:bookmark-end text:name="__RefHeading___Toc1307_830104630"/></text:h>
          </table:table-cell>
        </table:table-row>
        <table:table-row table:style-name="Tabela14.1">
          <table:table-cell table:style-name="Tabela14.A1" office:value-type="string">
            <text:p text:style-name="P32">Descrição</text:p>
          </table:table-cell>
          <table:table-cell table:style-name="Tabela14.B3" office:value-type="string">
            <text:p text:style-name="P42"><text:bookmark text:name="docs-internal-guid-97c8914b-93fb-85e7-6e5b-531f66312cbd"/><text:span text:style-name="T9">Testa criação de usuário</text:span></text:p>
          </table:table-cell>
        </table:table-row>
        <table:table-row table:style-name="Tabela14.1">
          <table:table-cell table:style-name="Tabela14.A2" office:value-type="string">
            <text:p text:style-name="P32">Item a ser testado</text:p>
          </table:table-cell>
          <table:table-cell table:style-name="Tabela14.B6" office:value-type="string">
            <text:p text:style-name="P42"><text:bookmark text:name="docs-internal-guid-97c8914b-93fb-a667-15d1-1b782cb117f4"/><text:span text:style-name="T9">Caso de Uso: Cadastrar aluno, Cadastrar administrador</text:span></text:p>
          </table:table-cell>
        </table:table-row>
        <table:table-row table:style-name="Tabela14.1">
          <table:table-cell table:style-name="Tabela14.A2" office:value-type="string">
            <text:p text:style-name="P32">Características a serem testadas</text:p>
          </table:table-cell>
          <table:table-cell table:style-name="Tabela14.B6" office:value-type="string">
            <text:p text:style-name="P31">Funcionalidade</text:p>
          </table:table-cell>
        </table:table-row>
        <table:table-row table:style-name="Tabela14.1">
          <table:table-cell table:style-name="Tabela14.A2" office:value-type="string">
            <text:p text:style-name="P32">Entradas</text:p>
          </table:table-cell>
          <table:table-cell table:style-name="Tabela14.B6" office:value-type="string">
            <text:list xml:id="list7945147918816562400" text:style-name="L77">
              <text:list-item>
                <text:p text:style-name="P50"><text:bookmark text:name="docs-internal-guid-97c8914b-93fb-cac8-2747-566a53a42252"/>Nome</text:p>
              </text:list-item>
              <text:list-item>
                <text:p text:style-name="P69">Login</text:p>
              </text:list-item>
              <text:list-item>
                <text:p text:style-name="P72"><text:span text:style-name="T9">Senha</text:span></text:p>
              </text:list-item>
            </text:list>
          </table:table-cell>
        </table:table-row>
        <table:table-row table:style-name="Tabela14.1">
          <table:table-cell table:style-name="Tabela14.A2" office:value-type="string">
            <text:p text:style-name="P32">Resultados e Comportamentos esperados</text:p>
          </table:table-cell>
          <table:table-cell table:style-name="Tabela14.B7" office:value-type="string">
            <text:p text:style-name="P47"><text:bookmark text:name="docs-internal-guid-97c8914b-93fc-0663-5914-e4afa234133e"/>Mensagem na tela: Usuário cadastrado com sucesso</text:p>
            <text:p text:style-name="P71"><text:span text:style-name="T9">Alteração no Banco de Dados: Instância de usuário criada</text:span></text:p>
          </table:table-cell>
        </table:table-row>
      </table:table>
      <text:p text:style-name="P17"/>
      <text:p text:style-name="P46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85">Item</text:p>
          </table:table-cell>
          <table:table-cell table:style-name="Tabela15.B1" office:value-type="string">
            <text:p text:style-name="P88">Descrição</text:p>
          </table:table-cell>
        </table:table-row>
        <table:table-row table:style-name="Tabela15.1">
          <table:table-cell table:style-name="Tabela15.A2" office:value-type="string">
            <text:p text:style-name="P89">ID do Caso de Teste</text:p>
          </table:table-cell>
          <table:table-cell table:style-name="Tabela15.B2" office:value-type="string">
            <text:h text:style-name="P77" text:outline-level="2"><text:bookmark-start text:name="__RefHeading___Toc1309_830104630"/>CT0<text:span text:style-name="T15">4</text:span><text:bookmark-end text:name="__RefHeading___Toc1309_830104630"/></text:h>
          </table:table-cell>
        </table:table-row>
        <table:table-row table:style-name="Tabela15.1">
          <table:table-cell table:style-name="Tabela15.A1" office:value-type="string">
            <text:p text:style-name="P87">Descrição</text:p>
          </table:table-cell>
          <table:table-cell table:style-name="Tabela15.B3" office:value-type="string">
            <text:p text:style-name="P43"><text:bookmark text:name="docs-internal-guid-97c8914b-93fc-4aaf-eac7-cdb5f10e6577"/><text:span text:style-name="T9">Testa exclusão de usuário</text:span></text:p>
          </table:table-cell>
        </table:table-row>
        <table:table-row table:style-name="Tabela15.1">
          <table:table-cell table:style-name="Tabela15.A2" office:value-type="string">
            <text:p text:style-name="P87">Item a ser testado</text:p>
          </table:table-cell>
          <table:table-cell table:style-name="Tabela15.B6" office:value-type="string">
            <text:p text:style-name="P43"><text:bookmark text:name="docs-internal-guid-97c8914b-93fc-761d-249d-ecf2560bf36c"/><text:span text:style-name="T9">Caso de Uso: Cadastrar aluno, Cadastrar administrador</text:span></text:p>
          </table:table-cell>
        </table:table-row>
        <table:table-row table:style-name="Tabela15.1">
          <table:table-cell table:style-name="Tabela15.A2" office:value-type="string">
            <text:p text:style-name="P87">Características a serem testadas</text:p>
          </table:table-cell>
          <table:table-cell table:style-name="Tabela15.B6" office:value-type="string">
            <text:p text:style-name="P92">Funcionalidade</text:p>
          </table:table-cell>
        </table:table-row>
        <table:table-row table:style-name="Tabela15.1">
          <table:table-cell table:style-name="Tabela15.A2" office:value-type="string">
            <text:p text:style-name="P87">Entradas</text:p>
          </table:table-cell>
          <table:table-cell table:style-name="Tabela15.B6" office:value-type="string">
            <text:p text:style-name="P46"><text:bookmark text:name="docs-internal-guid-97c8914b-93fc-9223-8c74-078aae198686"/><text:span text:style-name="T13">Id do usuário</text:span></text:p>
          </table:table-cell>
        </table:table-row>
        <table:table-row table:style-name="Tabela15.1">
          <table:table-cell table:style-name="Tabela15.A2" office:value-type="string">
            <text:p text:style-name="P87">Resultados e Comportamentos esperados</text:p>
          </table:table-cell>
          <table:table-cell table:style-name="Tabela15.B7" office:value-type="string">
            <text:p text:style-name="P51"><text:bookmark text:name="docs-internal-guid-97c8914b-93fc-d46a-742e-f2688f6f29a5"/>Mensagem na tela: Usuário removido com sucesso</text:p>
            <text:p text:style-name="P71"><text:span text:style-name="T9">Alteração no Banco de Dados: Instância de usuário removida</text:span></text:p>
          </table:table-cell>
        </table:table-row>
      </table:table>
      <text:p text:style-name="P46"/>
      <text:p text:style-name="P46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85">Item</text:p>
          </table:table-cell>
          <table:table-cell table:style-name="Tabela16.B1" office:value-type="string">
            <text:p text:style-name="P88">Descrição</text:p>
          </table:table-cell>
        </table:table-row>
        <table:table-row table:style-name="Tabela16.1">
          <table:table-cell table:style-name="Tabela16.A2" office:value-type="string">
            <text:p text:style-name="P89">ID do Caso de Teste</text:p>
          </table:table-cell>
          <table:table-cell table:style-name="Tabela16.B2" office:value-type="string">
            <text:h text:style-name="P77" text:outline-level="2"><text:bookmark-start text:name="__RefHeading___Toc1311_830104630"/>CT0<text:span text:style-name="T16">5</text:span><text:bookmark-end text:name="__RefHeading___Toc1311_830104630"/></text:h>
          </table:table-cell>
        </table:table-row>
        <table:table-row table:style-name="Tabela16.1">
          <table:table-cell table:style-name="Tabela16.A1" office:value-type="string">
            <text:p text:style-name="P87">Descrição</text:p>
          </table:table-cell>
          <table:table-cell table:style-name="Tabela16.B3" office:value-type="string">
            <text:p text:style-name="P43"><text:bookmark text:name="docs-internal-guid-97c8914b-93fd-1281-c83e-ed34e0e53a96"/><text:span text:style-name="T9">Testa alteração das notas do Aluno</text:span></text:p>
          </table:table-cell>
        </table:table-row>
        <table:table-row table:style-name="Tabela16.1">
          <table:table-cell table:style-name="Tabela16.A2" office:value-type="string">
            <text:p text:style-name="P87">Item a ser testado</text:p>
          </table:table-cell>
          <table:table-cell table:style-name="Tabela16.B6" office:value-type="string">
            <text:p text:style-name="P43"><text:bookmark text:name="docs-internal-guid-97c8914b-93fd-4411-4119-b7b30c99bd92"/><text:span text:style-name="T9">Caso de Uso Alterar dados do aluno</text:span></text:p>
          </table:table-cell>
        </table:table-row>
        <table:table-row table:style-name="Tabela16.1">
          <table:table-cell table:style-name="Tabela16.A2" office:value-type="string">
            <text:p text:style-name="P87">Características a serem testadas</text:p>
          </table:table-cell>
          <table:table-cell table:style-name="Tabela16.B6" office:value-type="string">
            <text:p text:style-name="P92">Funcionalidade</text:p>
          </table:table-cell>
        </table:table-row>
        <table:table-row table:style-name="Tabela16.1">
          <table:table-cell table:style-name="Tabela16.A2" office:value-type="string">
            <text:p text:style-name="P87">Entradas</text:p>
          </table:table-cell>
          <table:table-cell table:style-name="Tabela16.B6" office:value-type="string">
            <text:p text:style-name="P43"><text:bookmark text:name="docs-internal-guid-97c8914b-93fd-60e4-ba74-af8160f63df9"/><text:span text:style-name="T9">Lista de pares (Disciplina, Nota)</text:span></text:p>
          </table:table-cell>
        </table:table-row>
        <table:table-row table:style-name="Tabela16.1">
          <table:table-cell table:style-name="Tabela16.A2" office:value-type="string">
            <text:p text:style-name="P87">Resultados e Comportamentos esperados</text:p>
          </table:table-cell>
          <table:table-cell table:style-name="Tabela16.B7" office:value-type="string">
            <text:p text:style-name="P51"><text:bookmark text:name="docs-internal-guid-97c8914b-93fd-885d-43eb-a953bfc5f28f"/>Mensagem na tela: Dados do aluno alterados com sucesso</text:p>
            <text:p text:style-name="P71"><text:span text:style-name="T9">Alteração no Banco de Dados: Alteração das notas do aluno</text:span></text:p>
          </table:table-cell>
        </table:table-row>
      </table:table>
      <text:p text:style-name="P46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85">Item</text:p>
          </table:table-cell>
          <table:table-cell table:style-name="Tabela17.B1" office:value-type="string">
            <text:p text:style-name="P88">Descrição</text:p>
          </table:table-cell>
        </table:table-row>
        <table:table-row table:style-name="Tabela17.1">
          <table:table-cell table:style-name="Tabela17.A2" office:value-type="string">
            <text:p text:style-name="P89">ID do Caso de Teste</text:p>
          </table:table-cell>
          <table:table-cell table:style-name="Tabela17.B2" office:value-type="string">
            <text:h text:style-name="P77" text:outline-level="2"><text:bookmark-start text:name="__RefHeading___Toc1313_830104630"/>CT0<text:span text:style-name="T17">6</text:span><text:bookmark-end text:name="__RefHeading___Toc1313_830104630"/></text:h>
          </table:table-cell>
        </table:table-row>
        <table:table-row table:style-name="Tabela17.1">
          <table:table-cell table:style-name="Tabela17.A1" office:value-type="string">
            <text:p text:style-name="P87">Descrição</text:p>
          </table:table-cell>
          <table:table-cell table:style-name="Tabela17.B3" office:value-type="string">
            <text:p text:style-name="P43"><text:bookmark text:name="docs-internal-guid-97c8914b-93fe-40b5-1d39-4e18caf7745c"/><text:span text:style-name="T9">Testa alteração dos critérios da Escola</text:span></text:p>
          </table:table-cell>
        </table:table-row>
        <table:table-row table:style-name="Tabela17.1">
          <table:table-cell table:style-name="Tabela17.A2" office:value-type="string">
            <text:p text:style-name="P87">Item a ser testado</text:p>
          </table:table-cell>
          <table:table-cell table:style-name="Tabela17.B6" office:value-type="string">
            <text:p text:style-name="P43"><text:bookmark text:name="docs-internal-guid-97c8914b-93fe-612b-d2bd-f7b420609906"/><text:span text:style-name="T9">Caso de Uso Alterar dados da escola</text:span></text:p>
          </table:table-cell>
        </table:table-row>
        <table:table-row table:style-name="Tabela17.1">
          <table:table-cell table:style-name="Tabela17.A2" office:value-type="string">
            <text:p text:style-name="P87">Características a serem testadas</text:p>
          </table:table-cell>
          <table:table-cell table:style-name="Tabela17.B6" office:value-type="string">
            <text:p text:style-name="P92">Funcionalidade</text:p>
          </table:table-cell>
        </table:table-row>
        <table:table-row table:style-name="Tabela17.1">
          <table:table-cell table:style-name="Tabela17.A2" office:value-type="string">
            <text:p text:style-name="P87">Entradas</text:p>
          </table:table-cell>
          <table:table-cell table:style-name="Tabela17.B6" office:value-type="string">
            <text:p text:style-name="P43"><text:bookmark text:name="docs-internal-guid-97c8914b-93fe-8a45-67da-82d6357b7acd"/><text:span text:style-name="T9">Lista de pares (Disciplina, Peso)</text:span></text:p>
          </table:table-cell>
        </table:table-row>
        <table:table-row table:style-name="Tabela17.1">
          <table:table-cell table:style-name="Tabela17.A2" office:value-type="string">
            <text:p text:style-name="P87">Resultados e Comportamentos esperados</text:p>
          </table:table-cell>
          <table:table-cell table:style-name="Tabela17.B7" office:value-type="string">
            <text:p text:style-name="P51"><text:bookmark text:name="docs-internal-guid-97c8914b-93fe-c77d-716a-eb368db01157"/>Mensagem na tela: Dados da escola alterados com sucesso</text:p>
            <text:p text:style-name="P71"><text:span text:style-name="T9">Alteração no Banco de Dados: Alteração dos critérios da Escola</text:span></text:p>
          </table:table-cell>
        </table:table-row>
      </table:table>
      <text:p text:style-name="P46"/>
      <text:p text:style-name="P46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85">Item</text:p>
          </table:table-cell>
          <table:table-cell table:style-name="Tabela18.B1" office:value-type="string">
            <text:p text:style-name="P88">Descrição</text:p>
          </table:table-cell>
        </table:table-row>
        <table:table-row table:style-name="Tabela18.1">
          <table:table-cell table:style-name="Tabela18.A2" office:value-type="string">
            <text:p text:style-name="P89">ID do Caso de Teste</text:p>
          </table:table-cell>
          <table:table-cell table:style-name="Tabela18.B2" office:value-type="string">
            <text:h text:style-name="P77" text:outline-level="2"><text:bookmark-start text:name="__RefHeading___Toc1315_830104630"/>CT0<text:span text:style-name="T17">7</text:span><text:bookmark-end text:name="__RefHeading___Toc1315_830104630"/></text:h>
          </table:table-cell>
        </table:table-row>
        <table:table-row table:style-name="Tabela18.1">
          <table:table-cell table:style-name="Tabela18.A1" office:value-type="string">
            <text:p text:style-name="P87">Descrição</text:p>
          </table:table-cell>
          <table:table-cell table:style-name="Tabela18.B3" office:value-type="string">
            <text:p text:style-name="P43"><text:bookmark text:name="docs-internal-guid-97c8914b-93ff-0ec5-a379-7b99463a076b"/><text:span text:style-name="T9">Testa a recuperação dos dados do Usuário do Banco de Dados</text:span></text:p>
          </table:table-cell>
        </table:table-row>
        <table:table-row table:style-name="Tabela18.1">
          <table:table-cell table:style-name="Tabela18.A2" office:value-type="string">
            <text:p text:style-name="P87">Item a ser testado</text:p>
          </table:table-cell>
          <table:table-cell table:style-name="Tabela18.B6" office:value-type="string">
            <text:p text:style-name="P43"><text:bookmark text:name="docs-internal-guid-97c8914b-93ff-3247-78fc-cab2d7a99f49"/><text:span text:style-name="T9">Caso de Uso: Visualizar aluno, Visualizar administrador</text:span></text:p>
          </table:table-cell>
        </table:table-row>
        <table:table-row table:style-name="Tabela18.1">
          <table:table-cell table:style-name="Tabela18.A2" office:value-type="string">
            <text:p text:style-name="P87">Características a serem testadas</text:p>
          </table:table-cell>
          <table:table-cell table:style-name="Tabela18.B6" office:value-type="string">
            <text:p text:style-name="P92">Funcionalidade</text:p>
          </table:table-cell>
        </table:table-row>
        <table:table-row table:style-name="Tabela18.1">
          <table:table-cell table:style-name="Tabela18.A2" office:value-type="string">
            <text:p text:style-name="P87">Entradas</text:p>
          </table:table-cell>
          <table:table-cell table:style-name="Tabela18.B6" office:value-type="string">
            <text:p text:style-name="P43"><text:bookmark text:name="docs-internal-guid-97c8914b-93ff-4ef6-98b3-fec72fe710ce"/><text:span text:style-name="T9">Id do Usuário</text:span></text:p>
          </table:table-cell>
        </table:table-row>
        <table:table-row table:style-name="Tabela18.1">
          <table:table-cell table:style-name="Tabela18.A2" office:value-type="string">
            <text:p text:style-name="P87">Resultados e Comportamentos esperados</text:p>
          </table:table-cell>
          <table:table-cell table:style-name="Tabela18.B7" office:value-type="string">
            <text:p text:style-name="P43"><text:bookmark text:name="docs-internal-guid-97c8914b-93ff-7392-b584-7822cb1d3f3b"/><text:span text:style-name="T9">Dados do usuário são exibidos corretamente na tela</text:span></text:p>
          </table:table-cell>
        </table:table-row>
      </table:table>
      <text:p text:style-name="P46"/>
      <text:p text:style-name="P46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85">Item</text:p>
          </table:table-cell>
          <table:table-cell table:style-name="Tabela19.B1" office:value-type="string">
            <text:p text:style-name="P88">Descrição</text:p>
          </table:table-cell>
        </table:table-row>
        <table:table-row table:style-name="Tabela19.1">
          <table:table-cell table:style-name="Tabela19.A2" office:value-type="string">
            <text:p text:style-name="P89">ID do Caso de Teste</text:p>
          </table:table-cell>
          <table:table-cell table:style-name="Tabela19.B2" office:value-type="string">
            <text:h text:style-name="P77" text:outline-level="2"><text:bookmark-start text:name="__RefHeading___Toc1317_830104630"/>CT0<text:span text:style-name="T17">8</text:span><text:bookmark-end text:name="__RefHeading___Toc1317_830104630"/></text:h>
          </table:table-cell>
        </table:table-row>
        <table:table-row table:style-name="Tabela19.1">
          <table:table-cell table:style-name="Tabela19.A1" office:value-type="string">
            <text:p text:style-name="P87">Descrição</text:p>
          </table:table-cell>
          <table:table-cell table:style-name="Tabela19.B3" office:value-type="string">
            <text:p text:style-name="P43"><text:bookmark text:name="docs-internal-guid-97c8914b-93ff-c395-d45c-4722fa78cab6"/><text:span text:style-name="T9">Testa a recuperação dos dados da Escola do Banco de Dados</text:span></text:p>
          </table:table-cell>
        </table:table-row>
        <table:table-row table:style-name="Tabela19.1">
          <table:table-cell table:style-name="Tabela19.A2" office:value-type="string">
            <text:p text:style-name="P87">Item a ser testado</text:p>
          </table:table-cell>
          <table:table-cell table:style-name="Tabela19.B6" office:value-type="string">
            <text:p text:style-name="P43"><text:bookmark text:name="docs-internal-guid-97c8914b-93ff-ea10-e0c4-8b58424e08b8"/><text:span text:style-name="T9">Caso de Uso Visualizar escola</text:span></text:p>
          </table:table-cell>
        </table:table-row>
        <table:table-row table:style-name="Tabela19.1">
          <table:table-cell table:style-name="Tabela19.A2" office:value-type="string">
            <text:p text:style-name="P87">Características a serem testadas</text:p>
          </table:table-cell>
          <table:table-cell table:style-name="Tabela19.B6" office:value-type="string">
            <text:p text:style-name="P92">Funcionalidade</text:p>
          </table:table-cell>
        </table:table-row>
        <table:table-row table:style-name="Tabela19.1">
          <table:table-cell table:style-name="Tabela19.A2" office:value-type="string">
            <text:p text:style-name="P87">Entradas</text:p>
          </table:table-cell>
          <table:table-cell table:style-name="Tabela19.B6" office:value-type="string">
            <text:p text:style-name="P43"><text:bookmark text:name="docs-internal-guid-97c8914b-9400-08c2-d334-478cf8aad978"/><text:span text:style-name="T9">Id da Escola</text:span></text:p>
          </table:table-cell>
        </table:table-row>
        <table:table-row table:style-name="Tabela19.1">
          <table:table-cell table:style-name="Tabela19.A2" office:value-type="string">
            <text:p text:style-name="P87">Resultados e Comportamentos esperados</text:p>
          </table:table-cell>
          <table:table-cell table:style-name="Tabela19.B7" office:value-type="string">
            <text:p text:style-name="P43"><text:bookmark text:name="docs-internal-guid-97c8914b-9400-29f3-90d0-4f81e93612cf"/><text:span text:style-name="T9">Dados da escola são exibidos corretamente na tela</text:span></text:p>
          </table:table-cell>
        </table:table-row>
      </table:table>
      <text:p text:style-name="P46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85">Item</text:p>
          </table:table-cell>
          <table:table-cell table:style-name="Tabela20.B1" office:value-type="string">
            <text:p text:style-name="P88">Descrição</text:p>
          </table:table-cell>
        </table:table-row>
        <table:table-row table:style-name="Tabela20.1">
          <table:table-cell table:style-name="Tabela20.A2" office:value-type="string">
            <text:p text:style-name="P89">ID do Caso de Teste</text:p>
          </table:table-cell>
          <table:table-cell table:style-name="Tabela20.B2" office:value-type="string">
            <text:h text:style-name="P77" text:outline-level="2"><text:bookmark-start text:name="__RefHeading___Toc1319_830104630"/>CT0<text:span text:style-name="T17">9</text:span><text:bookmark-end text:name="__RefHeading___Toc1319_830104630"/></text:h>
          </table:table-cell>
        </table:table-row>
        <table:table-row table:style-name="Tabela20.1">
          <table:table-cell table:style-name="Tabela20.A1" office:value-type="string">
            <text:p text:style-name="P87">Descrição</text:p>
          </table:table-cell>
          <table:table-cell table:style-name="Tabela20.B3" office:value-type="string">
            <text:p text:style-name="P43"><text:bookmark text:name="docs-internal-guid-97c8914b-9400-a9a2-9a5d-c4767cf81d4b"/><text:span text:style-name="T9">Testa a definição das preferências de escola do usuário</text:span></text:p>
          </table:table-cell>
        </table:table-row>
        <table:table-row table:style-name="Tabela20.1">
          <table:table-cell table:style-name="Tabela20.A2" office:value-type="string">
            <text:p text:style-name="P87">Item a ser testado</text:p>
          </table:table-cell>
          <table:table-cell table:style-name="Tabela20.B6" office:value-type="string">
            <text:p text:style-name="P43"><text:bookmark text:name="docs-internal-guid-97c8914b-9400-ccb8-d658-54d9400f604f"/><text:span text:style-name="T9">Caso de Uso: Abrir período de seleção, Definir preferência de escola</text:span></text:p>
          </table:table-cell>
        </table:table-row>
        <table:table-row table:style-name="Tabela20.1">
          <table:table-cell table:style-name="Tabela20.A2" office:value-type="string">
            <text:p text:style-name="P87">Características a serem testadas</text:p>
          </table:table-cell>
          <table:table-cell table:style-name="Tabela20.B6" office:value-type="string">
            <text:p text:style-name="P92">Funcionalidade</text:p>
          </table:table-cell>
        </table:table-row>
        <table:table-row table:style-name="Tabela20.1">
          <table:table-cell table:style-name="Tabela20.A2" office:value-type="string">
            <text:p text:style-name="P87">Entradas</text:p>
          </table:table-cell>
          <table:table-cell table:style-name="Tabela20.B6" office:value-type="string">
            <text:p text:style-name="P43"><text:bookmark text:name="docs-internal-guid-97c8914b-9401-0131-a522-c48840238d5a"/><text:span text:style-name="T9">Lista ordenada de Ids de escolas</text:span></text:p>
          </table:table-cell>
        </table:table-row>
        <table:table-row table:style-name="Tabela20.1">
          <table:table-cell table:style-name="Tabela20.A2" office:value-type="string">
            <text:p text:style-name="P87">Resultados e Comportamentos esperados</text:p>
          </table:table-cell>
          <table:table-cell table:style-name="Tabela20.B7" office:value-type="string">
            <text:p text:style-name="P51"><text:bookmark text:name="docs-internal-guid-97c8914b-9401-36ca-edfb-cd7c29d1d3f9"/>Mensagem na tela: Preferências do aluno registradas com sucesso</text:p>
            <text:p text:style-name="P71"><text:span text:style-name="T9">Alteração no Banco de Dados: lista ordenada das preferências do aluno estão gravadas no BD</text:span></text:p>
          </table:table-cell>
        </table:table-row>
      </table:table>
      <text:p text:style-name="P46"/>
      <text:p text:style-name="P46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85">Item</text:p>
          </table:table-cell>
          <table:table-cell table:style-name="Tabela21.B1" office:value-type="string">
            <text:p text:style-name="P88">Descrição</text:p>
          </table:table-cell>
        </table:table-row>
        <table:table-row table:style-name="Tabela21.1">
          <table:table-cell table:style-name="Tabela21.A2" office:value-type="string">
            <text:p text:style-name="P89">ID do Caso de Teste</text:p>
          </table:table-cell>
          <table:table-cell table:style-name="Tabela21.B2" office:value-type="string">
            <text:h text:style-name="P77" text:outline-level="2"><text:bookmark-start text:name="__RefHeading___Toc1321_830104630"/>CT<text:span text:style-name="T17">10</text:span><text:bookmark-end text:name="__RefHeading___Toc1321_830104630"/></text:h>
          </table:table-cell>
        </table:table-row>
        <table:table-row table:style-name="Tabela21.1">
          <table:table-cell table:style-name="Tabela21.A1" office:value-type="string">
            <text:p text:style-name="P87">Descrição</text:p>
          </table:table-cell>
          <table:table-cell table:style-name="Tabela21.B3" office:value-type="string">
            <text:p text:style-name="P43"><text:bookmark text:name="docs-internal-guid-97c8914b-9401-998c-23e9-8ccb320aef45"/><text:span text:style-name="T9">Testa a reinicialização do sistema</text:span></text:p>
          </table:table-cell>
        </table:table-row>
        <table:table-row table:style-name="Tabela21.1">
          <table:table-cell table:style-name="Tabela21.A2" office:value-type="string">
            <text:p text:style-name="P87">Item a ser testado</text:p>
          </table:table-cell>
          <table:table-cell table:style-name="Tabela21.B6" office:value-type="string">
            <text:p text:style-name="P43"><text:bookmark text:name="docs-internal-guid-97c8914b-9401-c3e5-3fd2-684937acaf50"/><text:span text:style-name="T9">Caso de Uso Inicializar fase de inscrições</text:span></text:p>
          </table:table-cell>
        </table:table-row>
        <table:table-row table:style-name="Tabela21.1">
          <table:table-cell table:style-name="Tabela21.A2" office:value-type="string">
            <text:p text:style-name="P87">Características a serem testadas</text:p>
          </table:table-cell>
          <table:table-cell table:style-name="Tabela21.B6" office:value-type="string">
            <text:p text:style-name="P92">Funcionalidade</text:p>
          </table:table-cell>
        </table:table-row>
        <table:table-row table:style-name="Tabela21.1">
          <table:table-cell table:style-name="Tabela21.A2" office:value-type="string">
            <text:p text:style-name="P87">Entradas</text:p>
          </table:table-cell>
          <table:table-cell table:style-name="Tabela21.B6" office:value-type="string">
            <text:p text:style-name="P43"><text:bookmark text:name="docs-internal-guid-97c8914b-9401-fb35-f6bc-e81fabff9094"/><text:span text:style-name="T9">Nenhuma</text:span></text:p>
          </table:table-cell>
        </table:table-row>
        <table:table-row table:style-name="Tabela21.1">
          <table:table-cell table:style-name="Tabela21.A2" office:value-type="string">
            <text:p text:style-name="P87">Resultados e Comportamentos esperados</text:p>
          </table:table-cell>
          <table:table-cell table:style-name="Tabela21.B7" office:value-type="string">
            <text:p text:style-name="P51"><text:bookmark text:name="docs-internal-guid-97c8914b-9402-2593-4b41-c8bf8d71ae36"/>Mensagem na tela: Fase de inscrições aberta</text:p>
            <text:p text:style-name="P68">Alteração no Banco de Dados:</text:p>
            <text:list xml:id="list8087800819298564599" text:style-name="L79">
              <text:list-item>
                <text:p text:style-name="P70">todas as informações de Aluno removidas do sistema</text:p>
              </text:list-item>
              <text:list-item>
                <text:p text:style-name="P73"><text:span text:style-name="T9">informações de critérios das escolas removidas do sistema</text:span></text:p>
              </text:list-item>
            </text:list>
          </table:table-cell>
        </table:table-row>
      </table:table>
      <text:p text:style-name="P46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85">Item</text:p>
          </table:table-cell>
          <table:table-cell table:style-name="Tabela22.B1" office:value-type="string">
            <text:p text:style-name="P88">Descrição</text:p>
          </table:table-cell>
        </table:table-row>
        <table:table-row table:style-name="Tabela22.1">
          <table:table-cell table:style-name="Tabela22.A2" office:value-type="string">
            <text:p text:style-name="P89">ID do Caso de Teste</text:p>
          </table:table-cell>
          <table:table-cell table:style-name="Tabela22.B2" office:value-type="string">
            <text:h text:style-name="P77" text:outline-level="2"><text:bookmark-start text:name="__RefHeading___Toc1323_830104630"/>CT<text:span text:style-name="T17">11</text:span><text:bookmark-end text:name="__RefHeading___Toc1323_830104630"/></text:h>
          </table:table-cell>
        </table:table-row>
        <table:table-row table:style-name="Tabela22.1">
          <table:table-cell table:style-name="Tabela22.A1" office:value-type="string">
            <text:p text:style-name="P87">Descrição</text:p>
          </table:table-cell>
          <table:table-cell table:style-name="Tabela22.B3" office:value-type="string">
            <text:p text:style-name="P43"><text:bookmark text:name="docs-internal-guid-97c8914b-9402-af5c-b12a-ca3a6e2cd97f"/><text:span text:style-name="T9">Testa a distribuição dos alunos</text:span></text:p>
          </table:table-cell>
        </table:table-row>
        <table:table-row table:style-name="Tabela22.1">
          <table:table-cell table:style-name="Tabela22.A2" office:value-type="string">
            <text:p text:style-name="P87">Item a ser testado</text:p>
          </table:table-cell>
          <table:table-cell table:style-name="Tabela22.B6" office:value-type="string">
            <text:p text:style-name="P43"><text:bookmark text:name="docs-internal-guid-97c8914b-9402-d033-9481-0aa8e70eaa11"/><text:span text:style-name="T9">Caso de Uso Distribuir alunos</text:span></text:p>
          </table:table-cell>
        </table:table-row>
        <table:table-row table:style-name="Tabela22.1">
          <table:table-cell table:style-name="Tabela22.A2" office:value-type="string">
            <text:p text:style-name="P87">Características a serem testadas</text:p>
          </table:table-cell>
          <table:table-cell table:style-name="Tabela22.B6" office:value-type="string">
            <text:p text:style-name="P92">Funcionalidade</text:p>
          </table:table-cell>
        </table:table-row>
        <table:table-row table:style-name="Tabela22.1">
          <table:table-cell table:style-name="Tabela22.A2" office:value-type="string">
            <text:p text:style-name="P87">Entradas</text:p>
          </table:table-cell>
          <table:table-cell table:style-name="Tabela22.B6" office:value-type="string">
            <text:p text:style-name="P43"><text:bookmark text:name="docs-internal-guid-97c8914b-9402-ef51-282f-4df0dd25eec4"/><text:span text:style-name="T9">Nenhuma</text:span></text:p>
          </table:table-cell>
        </table:table-row>
        <table:table-row table:style-name="Tabela22.1">
          <table:table-cell table:style-name="Tabela22.A2" office:value-type="string">
            <text:p text:style-name="P87">Resultados e Comportamentos esperados</text:p>
          </table:table-cell>
          <table:table-cell table:style-name="Tabela22.B7" office:value-type="string">
            <text:p text:style-name="P51"><text:bookmark text:name="docs-internal-guid-97c8914b-9403-10cf-bf1b-e196d2773f41"/>Mensagem na tela: Distribuição dos alunos realizada com sucesso</text:p>
            <text:p text:style-name="P68">Dado extra na tela de visualização do Aluno: escola que o aceitou</text:p>
            <text:p text:style-name="P68">Dado extra na tela de visualização da Escola: lista de alunos selecionados</text:p>
            <text:p text:style-name="P71"><text:span text:style-name="T9">Alteração no Banco de Dados: </text:span><text:span text:style-name="T11">instâncias de Alunos tendo o campo escola que selecionou este aluno preenchido</text:span></text:p>
          </table:table-cell>
        </table:table-row>
      </table:table>
      <text:p text:style-name="P46"/>
      <text:p text:style-name="P46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85">Item</text:p>
          </table:table-cell>
          <table:table-cell table:style-name="Tabela23.B1" office:value-type="string">
            <text:p text:style-name="P88">Descrição</text:p>
          </table:table-cell>
        </table:table-row>
        <table:table-row table:style-name="Tabela23.1">
          <table:table-cell table:style-name="Tabela23.A2" office:value-type="string">
            <text:p text:style-name="P89">ID do Caso de Teste</text:p>
          </table:table-cell>
          <table:table-cell table:style-name="Tabela23.B2" office:value-type="string">
            <text:h text:style-name="P77" text:outline-level="2"><text:bookmark-start text:name="__RefHeading___Toc1325_830104630"/>CT<text:span text:style-name="T18">12</text:span><text:bookmark-end text:name="__RefHeading___Toc1325_830104630"/></text:h>
          </table:table-cell>
        </table:table-row>
        <table:table-row table:style-name="Tabela23.1">
          <table:table-cell table:style-name="Tabela23.A1" office:value-type="string">
            <text:p text:style-name="P87">Descrição</text:p>
          </table:table-cell>
          <table:table-cell table:style-name="Tabela23.B3" office:value-type="string">
            <text:p text:style-name="P43"><text:bookmark text:name="docs-internal-guid-97c8914b-9404-ae0b-671b-fdff552c3995"/><text:span text:style-name="T9">Testa valores de notas não preenchidos</text:span></text:p>
          </table:table-cell>
        </table:table-row>
        <table:table-row table:style-name="Tabela23.1">
          <table:table-cell table:style-name="Tabela23.A2" office:value-type="string">
            <text:p text:style-name="P87">Item a ser testado</text:p>
          </table:table-cell>
          <table:table-cell table:style-name="Tabela23.B6" office:value-type="string">
            <text:p text:style-name="P43"><text:bookmark text:name="docs-internal-guid-97c8914b-9404-cf9e-9ac5-dde754c8a505"/><text:span text:style-name="T9">Caso de Uso Cadastrar Notas</text:span></text:p>
          </table:table-cell>
        </table:table-row>
        <table:table-row table:style-name="Tabela23.1">
          <table:table-cell table:style-name="Tabela23.A2" office:value-type="string">
            <text:p text:style-name="P87">Características a serem testadas</text:p>
          </table:table-cell>
          <table:table-cell table:style-name="Tabela23.B6" office:value-type="string">
            <text:p text:style-name="P92">Funcionalidade</text:p>
          </table:table-cell>
        </table:table-row>
        <table:table-row table:style-name="Tabela23.1">
          <table:table-cell table:style-name="Tabela23.A2" office:value-type="string">
            <text:p text:style-name="P87">Entradas</text:p>
          </table:table-cell>
          <table:table-cell table:style-name="Tabela23.B6" office:value-type="string">
            <text:p text:style-name="P43"><text:bookmark text:name="docs-internal-guid-97c8914b-9404-f7b1-304e-58e1d5375dfe"/><text:span text:style-name="T9">Média na disciplina X: “” (vazio)</text:span></text:p>
          </table:table-cell>
        </table:table-row>
        <table:table-row table:style-name="Tabela23.1">
          <table:table-cell table:style-name="Tabela23.A2" office:value-type="string">
            <text:p text:style-name="P87">Resultados e Comportamentos esperados</text:p>
          </table:table-cell>
          <table:table-cell table:style-name="Tabela23.B7" office:value-type="string">
            <text:p text:style-name="P51"><text:bookmark text:name="docs-internal-guid-97c8914b-9405-1f86-5b55-d981b7d6ceec"/>Mensagem na tela: nota inválida;</text:p>
            <text:p text:style-name="P71"><text:span text:style-name="T9">Notas não cadastradas no banco;</text:span></text:p>
          </table:table-cell>
        </table:table-row>
      </table:table>
      <text:p text:style-name="P46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85">Item</text:p>
          </table:table-cell>
          <table:table-cell table:style-name="Tabela24.B1" office:value-type="string">
            <text:p text:style-name="P88">Descrição</text:p>
          </table:table-cell>
        </table:table-row>
        <table:table-row table:style-name="Tabela24.1">
          <table:table-cell table:style-name="Tabela24.A2" office:value-type="string">
            <text:p text:style-name="P89">ID do Caso de Teste</text:p>
          </table:table-cell>
          <table:table-cell table:style-name="Tabela24.B2" office:value-type="string">
            <text:h text:style-name="P77" text:outline-level="2"><text:bookmark-start text:name="__RefHeading___Toc1327_830104630"/>CT<text:span text:style-name="T18">13</text:span><text:bookmark-end text:name="__RefHeading___Toc1327_830104630"/></text:h>
          </table:table-cell>
        </table:table-row>
        <table:table-row table:style-name="Tabela24.1">
          <table:table-cell table:style-name="Tabela24.A1" office:value-type="string">
            <text:p text:style-name="P87">Descrição</text:p>
          </table:table-cell>
          <table:table-cell table:style-name="Tabela24.B3" office:value-type="string">
            <text:p text:style-name="P43"><text:bookmark text:name="docs-internal-guid-97c8914b-9405-7a98-2ea0-42fcf2642e11"/><text:span text:style-name="T9">Testa valores não preenchidos na tela de edição de usuário</text:span></text:p>
          </table:table-cell>
        </table:table-row>
        <table:table-row table:style-name="Tabela24.1">
          <table:table-cell table:style-name="Tabela24.A2" office:value-type="string">
            <text:p text:style-name="P87">Item a ser testado</text:p>
          </table:table-cell>
          <table:table-cell table:style-name="Tabela24.B6" office:value-type="string">
            <text:p text:style-name="P43"><text:bookmark text:name="docs-internal-guid-97c8914b-9405-a7a0-a3be-8a37b6faa59f"/><text:span text:style-name="T9">Caso de Uso Alterar Dados Cadastrais (Administrador, Representante e Aluno)</text:span></text:p>
          </table:table-cell>
        </table:table-row>
        <table:table-row table:style-name="Tabela24.1">
          <table:table-cell table:style-name="Tabela24.A2" office:value-type="string">
            <text:p text:style-name="P87">Características a serem testadas</text:p>
          </table:table-cell>
          <table:table-cell table:style-name="Tabela24.B6" office:value-type="string">
            <text:p text:style-name="P92">Funcionalidade</text:p>
          </table:table-cell>
        </table:table-row>
        <table:table-row table:style-name="Tabela24.1">
          <table:table-cell table:style-name="Tabela24.A2" office:value-type="string">
            <text:p text:style-name="P87">Entradas</text:p>
          </table:table-cell>
          <table:table-cell table:style-name="Tabela24.B6" office:value-type="string">
            <text:list xml:id="list274123284659767885" text:style-name="L81">
              <text:list-item>
                <text:p text:style-name="P52"><text:bookmark text:name="docs-internal-guid-97c8914b-9406-252f-5a6a-156246ac1af3"/>email: “” (vazio) ou</text:p>
              </text:list-item>
              <text:list-item>
                <text:p text:style-name="P61">login: “” (vazio) ou</text:p>
              </text:list-item>
              <text:list-item>
                <text:p text:style-name="P65"><text:span text:style-name="T9">senha: “” (vazio)</text:span></text:p>
              </text:list-item>
            </text:list>
          </table:table-cell>
        </table:table-row>
        <table:table-row table:style-name="Tabela24.1">
          <table:table-cell table:style-name="Tabela24.A2" office:value-type="string">
            <text:p text:style-name="P87">Resultados e Comportamentos esperados</text:p>
          </table:table-cell>
          <table:table-cell table:style-name="Tabela24.B7" office:value-type="string">
            <text:p text:style-name="P51"><text:bookmark text:name="docs-internal-guid-97c8914b-9406-7498-5d14-86d51002ac46"/>Mensagem na tela: Dados Inválidos;</text:p>
            <text:p text:style-name="P71"><text:span text:style-name="T9">Dados não são atualizados.</text:span></text:p>
          </table:table-cell>
        </table:table-row>
      </table:table>
      <text:p text:style-name="P46"/>
      <text:p text:style-name="P46"/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85">Item</text:p>
          </table:table-cell>
          <table:table-cell table:style-name="Tabela25.B1" office:value-type="string">
            <text:p text:style-name="P88">Descrição</text:p>
          </table:table-cell>
        </table:table-row>
        <table:table-row table:style-name="Tabela25.1">
          <table:table-cell table:style-name="Tabela25.A2" office:value-type="string">
            <text:p text:style-name="P89">ID do Caso de Teste</text:p>
          </table:table-cell>
          <table:table-cell table:style-name="Tabela25.B2" office:value-type="string">
            <text:h text:style-name="P77" text:outline-level="2"><text:bookmark-start text:name="__RefHeading___Toc1329_830104630"/>CT<text:span text:style-name="T19">14</text:span><text:bookmark-end text:name="__RefHeading___Toc1329_830104630"/></text:h>
          </table:table-cell>
        </table:table-row>
        <table:table-row table:style-name="Tabela25.1">
          <table:table-cell table:style-name="Tabela25.A1" office:value-type="string">
            <text:p text:style-name="P87">Descrição</text:p>
          </table:table-cell>
          <table:table-cell table:style-name="Tabela25.B3" office:value-type="string">
            <text:p text:style-name="P43"><text:bookmark text:name="docs-internal-guid-97c8914b-940a-089e-1fde-8ee97e241d93"/><text:span text:style-name="T9">Testa critérios da escola não preenchidos</text:span></text:p>
          </table:table-cell>
        </table:table-row>
        <table:table-row table:style-name="Tabela25.1">
          <table:table-cell table:style-name="Tabela25.A2" office:value-type="string">
            <text:p text:style-name="P87">Item a ser testado</text:p>
          </table:table-cell>
          <table:table-cell table:style-name="Tabela25.B6" office:value-type="string">
            <text:p text:style-name="P43"><text:bookmark text:name="docs-internal-guid-97c8914b-940a-28cf-01af-f7d1ff9d1c69"/><text:span text:style-name="T9">Caso de Uso Cadastrar/Alterar escola</text:span></text:p>
          </table:table-cell>
        </table:table-row>
        <table:table-row table:style-name="Tabela25.1">
          <table:table-cell table:style-name="Tabela25.A2" office:value-type="string">
            <text:p text:style-name="P87">Características a serem testadas</text:p>
          </table:table-cell>
          <table:table-cell table:style-name="Tabela25.B6" office:value-type="string">
            <text:p text:style-name="P92">Funcionalidade</text:p>
          </table:table-cell>
        </table:table-row>
        <table:table-row table:style-name="Tabela25.1">
          <table:table-cell table:style-name="Tabela25.A2" office:value-type="string">
            <text:p text:style-name="P87">Entradas</text:p>
          </table:table-cell>
          <table:table-cell table:style-name="Tabela25.B6" office:value-type="string">
            <text:list xml:id="list2908952987016019654" text:style-name="L83">
              <text:list-item>
                <text:p text:style-name="P53"><text:bookmark text:name="docs-internal-guid-97c8914b-940a-52c6-1fa7-976ef016054f"/>Disciplina: “” (vazio)</text:p>
              </text:list-item>
              <text:list-item>
                <text:p text:style-name="P66"><text:span text:style-name="T9">Peso: “” (vazio) </text:span></text:p>
              </text:list-item>
            </text:list>
          </table:table-cell>
        </table:table-row>
        <table:table-row table:style-name="Tabela25.1">
          <table:table-cell table:style-name="Tabela25.A2" office:value-type="string">
            <text:p text:style-name="P87">Resultados e Comportamentos esperados</text:p>
          </table:table-cell>
          <table:table-cell table:style-name="Tabela25.B7" office:value-type="string">
            <text:p text:style-name="P51"><text:bookmark text:name="docs-internal-guid-97c8914b-940a-acd8-a322-7abd7a2189ae"/>Mensagem na tela: Dados Inválidos</text:p>
            <text:p text:style-name="P71"><text:span text:style-name="T9">Critérios não cadastrados/atualizados</text:span></text:p>
          </table:table-cell>
        </table:table-row>
      </table:table>
      <text:p text:style-name="P46"/>
      <text:p text:style-name="P46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85">Item</text:p>
          </table:table-cell>
          <table:table-cell table:style-name="Tabela26.B1" office:value-type="string">
            <text:p text:style-name="P88">Descrição</text:p>
          </table:table-cell>
        </table:table-row>
        <table:table-row table:style-name="Tabela26.1">
          <table:table-cell table:style-name="Tabela26.A2" office:value-type="string">
            <text:p text:style-name="P89">ID do Caso de Teste</text:p>
          </table:table-cell>
          <table:table-cell table:style-name="Tabela26.B2" office:value-type="string">
            <text:h text:style-name="P77" text:outline-level="2"><text:bookmark-start text:name="__RefHeading___Toc1331_830104630"/>CT<text:span text:style-name="T20">15</text:span><text:bookmark-end text:name="__RefHeading___Toc1331_830104630"/></text:h>
          </table:table-cell>
        </table:table-row>
        <table:table-row table:style-name="Tabela26.1">
          <table:table-cell table:style-name="Tabela26.A1" office:value-type="string">
            <text:p text:style-name="P87">Descrição</text:p>
          </table:table-cell>
          <table:table-cell table:style-name="Tabela26.B3" office:value-type="string">
            <text:p text:style-name="P43"><text:bookmark text:name="docs-internal-guid-97c8914b-940c-f80a-0f08-3ceb4c589f88"/><text:span text:style-name="T9">Testa exclusão de escola</text:span></text:p>
          </table:table-cell>
        </table:table-row>
        <table:table-row table:style-name="Tabela26.1">
          <table:table-cell table:style-name="Tabela26.A2" office:value-type="string">
            <text:p text:style-name="P87">Item a ser testado</text:p>
          </table:table-cell>
          <table:table-cell table:style-name="Tabela26.B6" office:value-type="string">
            <text:p text:style-name="P43"><text:bookmark text:name="docs-internal-guid-97c8914b-940d-149a-2c18-bd25e4d4480a"/><text:span text:style-name="T9">Caso de Uso: Excluir Escola</text:span></text:p>
          </table:table-cell>
        </table:table-row>
        <table:table-row table:style-name="Tabela26.1">
          <table:table-cell table:style-name="Tabela26.A2" office:value-type="string">
            <text:p text:style-name="P87">Características a serem testadas</text:p>
          </table:table-cell>
          <table:table-cell table:style-name="Tabela26.B6" office:value-type="string">
            <text:p text:style-name="P92">Funcionalidade</text:p>
          </table:table-cell>
        </table:table-row>
        <table:table-row table:style-name="Tabela26.1">
          <table:table-cell table:style-name="Tabela26.A2" office:value-type="string">
            <text:p text:style-name="P87">Entradas</text:p>
          </table:table-cell>
          <table:table-cell table:style-name="Tabela26.B6" office:value-type="string">
            <text:p text:style-name="P43"><text:bookmark text:name="docs-internal-guid-97c8914b-940d-35cc-44e8-19980b6341a4"/><text:span text:style-name="T9">Id da escola</text:span></text:p>
          </table:table-cell>
        </table:table-row>
        <table:table-row table:style-name="Tabela26.1">
          <table:table-cell table:style-name="Tabela26.A2" office:value-type="string">
            <text:p text:style-name="P87">Resultados e Comportamentos esperados</text:p>
          </table:table-cell>
          <table:table-cell table:style-name="Tabela26.B7" office:value-type="string">
            <text:p text:style-name="P51"><text:bookmark text:name="docs-internal-guid-97c8914b-940d-6730-0d2e-6c8e125d6bf4"/>Mensagem na tela: Escola removida com sucesso</text:p>
            <text:p text:style-name="P71"><text:span text:style-name="T9">Alteração no Banco de Dados: Instância da escola removida</text:span></text:p>
          </table:table-cell>
        </table:table-row>
      </table:table>
      <text:p text:style-name="P46"/>
      <text:h text:style-name="P80" text:outline-level="2"><text:bookmark-start text:name="__RefHeading___Toc277691967"/>Testes de Aceitação do Usuário<text:bookmark-end text:name="__RefHeading___Toc277691967"/></text:h>
      <text:p text:style-name="P23">Esse teste é conduzido pelo analista de negócio juntamente com os usuários finais do sistema (Homologação do sistema), a fim de simular operações de rotina do sistema de modo a verificar se seu comportamento está de acordo com o solicitado. </text:p>
      <text:p text:style-name="P22"/>
      <text:h text:style-name="P7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Lohit Devanagari1" svg:font-family="'Lohit Devanagari'"/>
    <style:font-face style:name="Lucida Sans1" svg:font-family="'Lucida Sans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language="pt" fo:country="BR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 fo:text-align="justify" style:justify-single-word="false" fo:keep-together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212cm" fo:margin-bottom="0.423cm" loext:contextual-spacing="false" fo:line-height="100%" fo:break-before="page" fo:keep-with-next="always"/>
      <style:text-properties fo:text-transform="uppercase" style:font-name="Lucida Sans" fo:font-family="'Lucida Sans'" style:font-family-generic="swiss" style:font-pitch="variable" fo:font-size="12pt" fo:language="pt" fo:country="BR" fo:font-weight="bold" style:font-size-asian="12pt" style:font-weight-asian="bold" style:font-name-complex="Lucida Sans" style:font-family-complex="'Lucida Sans'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423cm" loext:contextual-spacing="false" fo:line-height="100%"/>
      <style:text-properties style:font-name="Lucida Sans" fo:font-family="'Lucida Sans'" style:font-family-generic="swiss" style:font-pitch="variable" fo:font-size="12pt" fo:language="pt" fo:country="BR" fo:font-weight="bold" style:font-size-asian="12pt" style:font-weight-asian="bold" style:font-name-complex="Lucida Sans" style:font-family-complex="'Lucida Sans'" style:font-family-generic-complex="swiss" style:font-pitch-complex="variable" style:font-size-complex="12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break-before="auto" fo:break-after="auto"/>
      <style:text-properties fo:font-variant="normal" fo:text-transform="none" fo:font-style="italic" fo:font-weight="normal" style:font-style-asian="italic" style:font-weight-asian="normal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weight="normal" style:font-weight-asian="normal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ela_5f_Texto" style:display-name="Tabela_Texto" style:family="paragraph" style:parent-style-name="Standard">
      <style:paragraph-properties fo:margin-top="0cm" fo:margin-bottom="0.212cm" loext:contextual-spacing="false" fo:keep-together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fo:font-size="8pt" style:font-size-asian="8pt" style:font-size-complex="8pt"/>
    </style:style>
    <style:style style:name="Mapa_20_do_20_Documento" style:display-name="Mapa do Documento" style:family="paragraph" style:parent-style-name="Standard"/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</style:style>
    <style:style style:name="Bullet" style:family="paragraph" style:parent-style-name="Standard" style:list-style-name="WW8Num25">
      <style:paragraph-properties fo:margin-left="0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 style:text-autospace="ideograph-alpha"/>
      <style:text-properties fo:font-size="12pt" fo:language="pt" fo:country="BR" style:font-size-asian="12pt" style:font-size-complex="12pt"/>
    </style:style>
    <style:style style:name="InfoBlue_20__2b__20_Justificado" style:display-name="InfoBlue + Justificado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ff" fo:language="pt" fo:country="BR" fo:font-style="italic" style:font-style-asian="italic" style:font-style-complex="italic"/>
    </style:style>
    <style:style style:name="Cabeçalho_20_Normal" style:display-name="Cabeçalho Normal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="Lucida Sans" fo:font-family="'Lucida Sans'" style:font-family-generic="swiss" style:font-pitch="variable" style:font-name-complex="Lucida Sans" style:font-family-complex="'Lucida Sans'" style:font-family-generic-complex="swiss" style:font-pitch-complex="variable" style:font-weight-complex="bold"/>
    </style:style>
    <style:style style:name="Tabela_5f_Titulo" style:display-name="Tabela_Titulo" style:family="paragraph" style:parent-style-name="Standard">
      <style:text-properties fo:font-variant="small-caps" style:font-name="Arial" fo:font-family="Arial" style:font-family-generic="swiss" style:font-pitch="variable" fo:font-size="9pt" fo:language="pt" fo:country="BR" fo:font-weight="bold" officeooo:rsid="0007674b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Texto_20_de_20_comentário" style:display-name="Texto de comentário" style:family="paragraph" style:parent-style-name="Standard"/>
    <style:style style:name="InfoBlue_20__2b_Justificado" style:display-name="InfoBlue +Justificado" style:family="paragraph" style:parent-style-name="InfoBlue_20__2b__20_Justificado">
      <style:paragraph-properties fo:margin-left="1.27cm" fo:margin-right="0cm" fo:text-indent="0cm" style:auto-text-indent="false"/>
      <style:text-properties style:font-name-complex="Arial" style:font-family-complex="Arial" style:font-family-generic-complex="swiss" style:font-pitch-complex="variable"/>
    </style:style>
    <style:style style:name="body_20_text" style:display-name="body text" style:family="paragraph">
      <style:paragraph-properties fo:margin-top="0cm" fo:margin-bottom="0.212cm" loext:contextual-spacing="false" style:line-height-at-least="0.388cm" fo:keep-together="always" fo:orphans="2" fo:widows="2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me_5f_Projeto" style:display-name="Nome_Projeto" style:family="paragraph" style:parent-style-name="Heading">
      <loext:graphic-properties draw:fill="none" draw:fill-color="#729fcf"/>
      <style:paragraph-properties fo:margin-left="0cm" fo:margin-right="0cm" fo:line-height="100%" fo:text-align="end" style:justify-single-word="false" fo:orphans="0" fo:widows="0" fo:text-indent="0cm" style:auto-text-indent="false" fo:background-color="transparent" style:text-autospace="none" style:writing-mode="lr-tb"/>
      <style:text-properties fo:font-size="25pt" officeooo:rsid="0001ad5d" style:font-size-asian="25pt" style:font-size-complex="10pt"/>
    </style:style>
    <style:style style:name="Subtítulo_5f_capa" style:display-name="Subtítulo_capa" style:family="paragraph" style:parent-style-name="Heading">
      <style:paragraph-properties fo:text-align="end" style:justify-single-word="false"/>
      <style:text-properties style:font-size-complex="10pt"/>
    </style:style>
    <style:style style:name="InfoBlue" style:family="paragraph" style:parent-style-name="Standard">
      <style:paragraph-properties fo:margin-top="0cm" fo:margin-bottom="0.212cm" loext:contextual-spacing="false" fo:text-align="justify" style:justify-single-word="false">
        <style:tab-stops>
          <style:tab-stop style:position="0cm"/>
        </style:tab-stops>
      </style:paragraph-properties>
      <style:text-properties fo:color="#0000ff"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tyle-complex="italic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abelatitulo" style:family="paragraph" style:parent-style-name="Standard">
      <style:paragraph-properties fo:margin-top="0.176cm" fo:margin-bottom="0.176cm" loext:contextual-spacing="false" fo:line-height="100%" fo:orphans="2" fo:widows="2" style:text-autospace="ideograph-alpha"/>
      <style:text-properties fo:font-size="12pt" style:font-size-asian="12pt" style:font-size-complex="12pt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variant="normal" fo:text-transform="none" fo:color="#000000" style:text-outline="false" style:text-line-through-style="none" style:text-line-through-type="none" style:text-position="0% 100%" style:font-name="Lucida Sans" fo:font-family="'Lucida Sans'" style:font-family-generic="swiss" style:font-pitch="variable" fo:font-size="12pt" fo:letter-spacing="normal" fo:font-style="normal" fo:text-shadow="none" style:text-underline-style="none" fo:font-weight="bold" style:letter-kerning="true" fo:background-color="transparent" style:font-size-asian="12pt" style:font-style-asian="normal" style:font-weight-asian="bold" style:font-name-complex="Lucida Sans" style:font-family-complex="'Lucida Sans'" style:font-family-generic-complex="swiss" style:font-pitch-complex="variable" style:font-size-complex="12pt" style:font-style-complex="normal" style:font-weight-complex="bold" style:text-emphasize="none" style:text-scale="100%"/>
    </style:style>
    <style:style style:name="WW8Num1z1" style:family="text">
      <style:text-properties style:font-name="Lucida Sans" fo:font-family="'Lucida Sans'" style:font-family-generic="swiss" style:font-pitch="variable" fo:font-size="12pt" fo:font-style="normal" fo:font-weight="bold" style:font-size-asian="12pt" style:font-style-asian="normal" style:font-weight-asian="bold" style:font-name-complex="Lucida Sans" style:font-family-complex="'Lucida Sans'" style:font-family-generic-complex="swiss" style:font-pitch-complex="variable" style:font-size-complex="12pt"/>
    </style:style>
    <style:style style:name="WW8Num1z2" style:family="text"/>
    <style:style style:name="WW8Num2z0" style:family="text">
      <style:text-properties fo:font-style="normal" fo:font-weight="normal" style:font-style-asian="normal" style:font-weight-asian="normal" style:font-style-complex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tyle="normal" fo:font-weight="bold" style:font-style-asian="normal" style:font-weight-asian="bold" style:font-style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tyle="normal" fo:font-weight="bold" style:font-style-asian="normal" style:font-weight-asian="bold" style:font-style-complex="norma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style="normal" fo:font-weight="normal" style:font-style-asian="normal" style:font-weight-asian="normal" style:font-style-complex="normal"/>
    </style:style>
    <style:style style:name="WW8Num6z1" style:family="text">
      <style:text-properties fo:color="#000000" style:font-name="Symbol" fo:font-family="Symbol" style:font-family-generic="roman" style:font-pitch="variable" fo:font-weight="normal" style:font-weight-asian="normal" style:font-name-complex="Symbol" style:font-family-complex="Symbol" style:font-family-generic-complex="roman" style:font-pitch-complex="variable"/>
    </style:style>
    <style:style style:name="WW8Num6z2" style:family="text">
      <style:text-properties fo:font-weight="bold" style:font-weight-asian="bold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normal" fo:font-weight="bold" style:font-style-asian="normal" style:font-weight-asian="bold" style:font-style-complex="norma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tyle="normal" fo:font-weight="bold" style:font-style-asian="normal" style:font-weight-asian="bold" style:font-style-complex="norma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style="normal" fo:font-weight="normal" style:font-style-asian="normal" style:font-weight-asian="normal" style:font-style-complex="norma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tyle="normal" fo:font-weight="bold" style:font-style-asian="normal" style:font-weight-asian="bold" style:font-style-complex="norma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tyle="normal" fo:font-weight="bold" style:font-style-asian="normal" style:font-weight-asian="bold" style:font-style-complex="norma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weight="bold" style:font-weight-asian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font-style="normal" style:font-style-asian="normal" style:font-style-complex="norma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tyle="normal" fo:font-weight="bold" style:font-style-asian="normal" style:font-weight-asian="bold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tyle="normal" fo:font-weight="bold" style:font-style-asian="normal" style:font-weight-asian="bold" style:font-style-complex="norma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font-weight="normal" style:font-weight-asian="norma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weight="normal" style:font-weight-asian="norma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style="normal" fo:font-weight="normal" style:font-style-asian="normal" style:font-weight-asian="normal" style:font-style-complex="norm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fo:font-weight="normal" style:font-weight-asian="norma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style="normal" fo:font-weight="normal" style:font-style-asian="normal" style:font-weight-asian="normal" style:font-style-complex="normal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font-weight="bold" style:font-weight-asian="bold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style="normal" fo:font-weight="normal" style:font-style-asian="normal" style:font-weight-asian="normal" style:font-style-complex="normal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tyle="normal" style:font-style-asian="normal" style:font-style-complex="normal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style="normal" fo:font-weight="normal" style:font-style-asian="normal" style:font-weight-asian="normal" style:font-style-complex="normal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style="normal" fo:font-weight="bold" style:font-style-asian="normal" style:font-weight-asian="bold" style:font-style-complex="normal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fo:font-weight="normal" style:font-weight-asian="normal"/>
    </style:style>
    <style:style style:name="WW8Num32z1" style:family="text">
      <style:text-properties style:font-name="Symbol" fo:font-family="Symbol" style:font-family-generic="roman" style:font-pitch="variable" fo:font-weight="normal" style:font-weight-asian="normal" style:font-name-complex="Symbol" style:font-family-complex="Symbol" style:font-family-generic-complex="roman" style:font-pitch-complex="variable"/>
    </style:style>
    <style:style style:name="WW8Num32z2" style:family="text">
      <style:text-properties fo:font-weight="bold" style:font-weight-asian="bold"/>
    </style:style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font-style="normal" fo:font-weight="normal" style:font-style-asian="normal" style:font-weight-asian="normal" style:font-style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fo:font-style="normal" fo:font-weight="normal" style:font-style-asian="normal" style:font-weight-asian="normal" style:font-style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font-style="normal" fo:font-weight="bold" style:font-style-asian="normal" style:font-weight-asian="bold" style:font-style-complex="normal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style="normal" style:font-style-asian="normal" style:font-style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fo:font-style="normal" fo:font-weight="normal" style:font-style-asian="normal" style:font-weight-asian="normal" style:font-style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font-style="normal" style:font-style-asian="normal" style:font-style-complex="normal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 fo:font-family="'Courier New'" style:font-family-generic="modern" fo:language="pt" fo:country="BR" style:language-asian="pt" style:country-asian="BR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style:font-name="Courier New" fo:font-family="'Courier New'" style:font-family-generic="modern" fo:language="pt" fo:country="BR" style:language-asian="pt" style:country-asian="BR" style:font-name-complex="Courier New" style:font-family-complex="'Courier New'" style:font-family-generic-complex="modern"/>
    </style:style>
    <style:style style:name="tw4winMark" style:family="text">
      <style:text-properties fo:color="#800080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modern" fo:language="pt" fo:country="BR" style:language-asian="pt" style:country-asian="BR" style:font-name-complex="Courier New" style:font-family-complex="'Courier New'" style:font-family-generic-complex="modern"/>
    </style:style>
    <style:style style:name="tw4winJump" style:family="text">
      <style:text-properties fo:color="#008080" style:font-name="Courier New" fo:font-family="'Courier New'" style:font-family-generic="modern" fo:language="pt" fo:country="BR" style:language-asian="pt" style:country-asian="BR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style:font-name="Courier New" fo:font-family="'Courier New'" style:font-family-generic="modern" fo:language="pt" fo:country="BR" style:language-asian="pt" style:country-asian="BR" style:font-name-complex="Courier New" style:font-family-complex="'Courier New'" style:font-family-generic-complex="modern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InfoBlue_20__2b_Justificado_20_Char" style:display-name="InfoBlue +Justificado Char" style:family="text" style:parent-style-name="Fonte_20_parág._20_padrão">
      <style:text-properties fo:color="#0000ff" fo:language="pt" fo:country="BR" fo:font-style="italic" style:font-style-asian="italic" style:font-name-complex="Arial" style:font-family-complex="Arial" style:font-family-generic-complex="swiss" style:font-pitch-complex="variable" style:language-complex="ar" style:country-complex="SA" style:font-style-complex="italic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2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2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2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2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2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2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2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2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2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2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2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2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25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06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746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16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86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556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26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96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9.36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3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3">
        <style:list-level-properties text:list-level-position-and-space-mode="label-alignment">
          <style:list-level-label-alignment text:label-followed-by="listtab" text:list-tab-stop-position="0.697cm" fo:text-indent="-0.635cm" fo:margin-left="0.69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2">
        <style:list-level-properties text:list-level-position-and-space-mode="label-alignment">
          <style:list-level-label-alignment text:label-followed-by="listtab" text:list-tab-stop-position="0.697cm" fo:text-indent="-0.635cm" fo:margin-left="0.69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6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6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256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6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6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9.066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198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68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38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78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4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18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88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198cm" fo:text-indent="-0.635cm" fo:margin-left="1.198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332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02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72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635cm" fo:margin-left="5.142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12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8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8.952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22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6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6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635cm" fo:margin-left="5.256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6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6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635cm" fo:margin-left="9.066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2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32z2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198cm" fo:text-indent="-0.635cm" fo:margin-left="1.198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4.231cm" fo:margin-left="2.501cm" table:align="left" style:writing-mode="lr-tb"/>
    </style:style>
    <style:style style:name="Tabela11.A" style:family="table-column">
      <style:table-column-properties style:column-width="4.001cm"/>
    </style:style>
    <style:style style:name="Tabela11.B" style:family="table-column">
      <style:table-column-properties style:column-width="0.499cm"/>
    </style:style>
    <style:style style:name="Tabela11.C" style:family="table-column">
      <style:table-column-properties style:column-width="3.251cm"/>
    </style:style>
    <style:style style:name="Tabela11.D" style:family="table-column">
      <style:table-column-properties style:column-width="0.501cm"/>
    </style:style>
    <style:style style:name="Tabela11.E" style:family="table-column">
      <style:table-column-properties style:column-width="2.75cm"/>
    </style:style>
    <style:style style:name="Tabela11.G" style:family="table-column">
      <style:table-column-properties style:column-width="2.731cm"/>
    </style:style>
    <style:style style:name="Tabela11.1" style:family="table-row">
      <style:table-row-properties style:row-height="0.6cm" fo:keep-together="auto"/>
    </style:style>
    <style:style style:name="Tabela11.A1" style:family="table-cell">
      <style:table-cell-properties style:vertical-align="middle" fo:padding="0cm" fo:border="none" style:writing-mode="lr-tb"/>
    </style:style>
    <style:style style:name="Tabela11.2" style:family="table-row">
      <style:table-row-properties style:min-row-height="0.651cm" fo:keep-together="auto"/>
    </style:style>
    <style:style style:name="Tabela10" style:family="table">
      <style:table-properties style:width="17.233cm" fo:margin-left="-0.501cm" table:align="left" style:writing-mode="lr-tb"/>
    </style:style>
    <style:style style:name="Tabela10.A" style:family="table-column">
      <style:table-column-properties style:column-width="6.403cm"/>
    </style:style>
    <style:style style:name="Tabela10.B" style:family="table-column">
      <style:table-column-properties style:column-width="5.415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cm" fo:border="none" style:writing-mode="lr-tb"/>
    </style:style>
    <style:style style:name="Tabela13" style:family="table">
      <style:table-properties style:width="14.231cm" fo:margin-left="2.501cm" table:align="left" style:writing-mode="lr-tb"/>
    </style:style>
    <style:style style:name="Tabela13.A" style:family="table-column">
      <style:table-column-properties style:column-width="4.001cm"/>
    </style:style>
    <style:style style:name="Tabela13.B" style:family="table-column">
      <style:table-column-properties style:column-width="0.499cm"/>
    </style:style>
    <style:style style:name="Tabela13.C" style:family="table-column">
      <style:table-column-properties style:column-width="3.251cm"/>
    </style:style>
    <style:style style:name="Tabela13.D" style:family="table-column">
      <style:table-column-properties style:column-width="0.501cm"/>
    </style:style>
    <style:style style:name="Tabela13.E" style:family="table-column">
      <style:table-column-properties style:column-width="2.75cm"/>
    </style:style>
    <style:style style:name="Tabela13.G" style:family="table-column">
      <style:table-column-properties style:column-width="2.731cm"/>
    </style:style>
    <style:style style:name="Tabela13.1" style:family="table-row">
      <style:table-row-properties style:row-height="0.6cm" fo:keep-together="auto"/>
    </style:style>
    <style:style style:name="Tabela13.A1" style:family="table-cell">
      <style:table-cell-properties style:vertical-align="middle" fo:padding="0cm" fo:border="none" style:writing-mode="lr-tb"/>
    </style:style>
    <style:style style:name="Tabela13.2" style:family="table-row">
      <style:table-row-properties style:min-row-height="0.651cm" fo:keep-together="auto"/>
    </style:style>
    <style:style style:name="Tabela12" style:family="table">
      <style:table-properties style:width="17.233cm" fo:margin-left="-0.501cm" table:align="left" style:writing-mode="lr-tb"/>
    </style:style>
    <style:style style:name="Tabela12.A" style:family="table-column">
      <style:table-column-properties style:column-width="6.403cm"/>
    </style:style>
    <style:style style:name="Tabela12.B" style:family="table-column">
      <style:table-column-properties style:column-width="5.415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cm" fo:border="none" style:writing-mode="lr-tb"/>
    </style:style>
    <style:style style:name="MP1" style:family="paragraph" style:parent-style-name="Nome_5f_Projeto">
      <style:text-properties fo:language="pt" fo:country="BR" style:language-asian="pt" style:country-asian="BR" style:font-size-complex="12pt"/>
    </style:style>
    <style:style style:name="MP2" style:family="paragraph" style:parent-style-name="Header">
      <style:text-properties style:font-size-complex="12pt"/>
    </style:style>
    <style:style style:name="MP3" style:family="paragraph" style:parent-style-name="Nome_5f_Projeto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  <style:text-properties fo:language="pt" fo:country="BR" fo:font-weight="bold" officeooo:rsid="00039da4" officeooo:paragraph-rsid="00039da4" style:language-asian="pt" style:country-asian="BR" style:font-weight-asian="bold" style:font-name-complex="Arial" style:font-size-complex="12pt"/>
    </style:style>
    <style:style style:name="MP5" style:family="paragraph" style:parent-style-name="Standard">
      <style:paragraph-properties fo:text-align="end" style:justify-single-word="false"/>
      <style:text-properties fo:language="pt" fo:country="BR" fo:font-weight="bold" style:language-asian="pt" style:country-asian="BR" style:font-weight-asian="bold" style:font-name-complex="Arial" style:font-size-complex="12pt"/>
    </style:style>
    <style:style style:name="MP6" style:family="paragraph" style:parent-style-name="Standard">
      <style:paragraph-properties fo:text-align="center" style:justify-single-word="false"/>
      <style:text-properties fo:font-size="9pt" style:font-size-asian="9pt" style:font-name-complex="Arial" style:font-size-complex="9pt"/>
    </style:style>
    <style:style style:name="MP7" style:family="paragraph" style:parent-style-name="Standard">
      <style:paragraph-properties fo:margin-left="0cm" fo:margin-right="0.635cm" fo:text-align="center" style:justify-single-word="false" fo:text-indent="0cm" style:auto-text-indent="false" style:snap-to-layout-grid="false"/>
      <style:text-properties fo:font-size="8pt" fo:language="pt" fo:country="BR" style:font-size-asian="8pt" style:language-asian="pt" style:country-asian="BR" style:font-name-complex="Arial" style:font-size-complex="8pt"/>
    </style:style>
    <style:style style:name="MP8" style:family="paragraph">
      <loext:graphic-properties draw:fill="solid" draw:fill-color="#000000"/>
      <style:paragraph-properties style:writing-mode="lr-tb"/>
    </style:style>
    <style:style style:name="MP9" style:family="paragraph" style:parent-style-name="Standard">
      <style:paragraph-properties fo:text-align="center" style:justify-single-word="false"/>
      <style:text-properties fo:font-size="9pt" officeooo:rsid="0001ad5d" officeooo:paragraph-rsid="0001ad5d" style:font-size-asian="9pt" style:font-name-complex="Arial" style:font-size-complex="9pt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center" style:justify-single-word="false" style:snap-to-layout-grid="false"/>
      <style:text-properties fo:font-size="8pt" fo:language="pt" fo:country="BR" style:font-size-asian="8pt" style:language-asian="pt" style:country-asian="BR" style:font-name-complex="Arial" style:font-size-complex="8pt"/>
    </style:style>
    <style:style style:name="MP12" style:family="paragraph" style:parent-style-name="Standard">
      <style:paragraph-properties fo:margin-left="0cm" fo:margin-right="0.635cm" fo:text-indent="0cm" style:auto-text-indent="false"/>
      <style:text-properties fo:font-size="8pt" style:font-size-asian="8pt" style:font-name-complex="Arial" style:font-size-complex="8pt"/>
    </style:style>
    <style:style style:name="MP13" style:family="paragraph" style:parent-style-name="Standard">
      <style:paragraph-properties fo:text-align="end" style:justify-single-word="false"/>
    </style:style>
    <style:style style:name="MP14" style:family="paragraph" style:parent-style-name="Footer">
      <style:text-properties fo:language="pt" fo:country="BR" style:language-asian="pt" style:country-asian="BR"/>
    </style:style>
    <style:style style:name="MP15" style:family="paragraph">
      <loext:graphic-properties draw:fill="none" draw:fill-color="#ffffff"/>
      <style:paragraph-properties fo:text-align="center" style:writing-mode="lr-tb"/>
    </style:style>
    <style:style style:name="MP16" style:family="paragraph" style:parent-style-name="Standard">
      <style:paragraph-properties fo:text-align="center" style:justify-single-word="false"/>
      <style:text-properties fo:font-size="9pt" officeooo:rsid="00039da4" officeooo:paragraph-rsid="00039da4" style:font-size-asian="9pt" style:font-name-complex="Arial" style:font-size-complex="9pt"/>
    </style:style>
    <style:style style:name="MP17" style:family="paragraph" style:parent-style-name="Standard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MT1" style:family="text">
      <style:text-properties fo:font-size="9pt" style:font-size-asian="9pt" style:font-name-complex="Arial" style:font-size-complex="9pt"/>
    </style:style>
    <style:style style:name="MT2" style:family="text">
      <style:text-properties fo:font-size="9pt" officeooo:rsid="0001ad5d" style:font-size-asian="9pt" style:font-name-complex="Arial" style:font-size-complex="9pt"/>
    </style:style>
    <style:style style:name="MT3" style:family="text">
      <style:text-properties fo:font-size="8pt" style:font-size-asian="8pt" style:font-name-complex="Arial" style:font-size-complex="8pt"/>
    </style:style>
    <style:style style:name="MT4" style:family="text">
      <style:text-properties fo:font-size="9pt" officeooo:rsid="00039da4" style:font-size-asian="9pt" style:font-name-complex="Arial" style:font-size-complex="9pt"/>
    </style:style>
    <style:style style:name="Mgr1" style:family="graphic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wrap="run-through" style:number-wrapped-paragraphs="no-limit" style:vertical-pos="from-top" style:vertical-rel="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9.982cm" fo:margin-left="0cm" fo:margin-right="0cm" fo:margin-bottom="9.883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64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8cm" fo:margin-left="0cm" fo:margin-right="0cm" fo:margin-bottom="2.381cm" style:dynamic-spacing="true"/>
      </style:header-style>
      <style:footer-style>
        <style:header-footer-properties fo:min-height="1.61cm" fo:margin-left="0cm" fo:margin-right="0cm" fo:margin-top="1.512cm" style:dynamic-spacing="true"/>
      </style:footer-style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/>
        <text:p text:style-name="Footer"/>
      </style:footer>
    </style:master-page>
    <style:master-page style:name="Converter_20_1" style:display-name="Converter 1" style:page-layout-name="Mpm2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column table:style-name="Tabela11.D"/>
          <table:table-column table:style-name="Tabela11.E"/>
          <table:table-column table:style-name="Tabela11.B"/>
          <table:table-column table:style-name="Tabela11.G"/>
          <table:table-row table:style-name="Tabela11.1">
            <table:table-cell table:style-name="Tabela11.A1" table:number-columns-spanned="7" office:value-type="string">
              <text:p text:style-name="MP4">Sistema de Distribuição de Vagas em Escolas Segundo às Preferências de Escolas e Alunos</text:p>
              <text:p text:style-name="M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1.2">
            <table:table-cell table:style-name="Tabela11.A1" office:value-type="string">
              <text:p text:style-name="MP6"><text:title>Plano de Teste</text:title></text:p>
            </table:table-cell>
            <table:table-cell table:style-name="Tabela11.A1" office:value-type="string">
              <text:p text:style-name="MP7"><draw:custom-shape text:anchor-type="char" draw:z-index="14" draw:style-name="Mgr1" draw:text-style-name="MP8" svg:width="0.05cm" svg:height="0.05cm" svg:x="0.22cm" svg:y="-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a11.A1" office:value-type="string">
              <text:p text:style-name="MP9">Arnaldo Carneiro &amp; Tássio Moraes</text:p>
            </table:table-cell>
            <table:table-cell table:style-name="Tabela11.A1" office:value-type="string">
              <text:p text:style-name="MP7"><draw:custom-shape text:anchor-type="char" draw:z-index="9" draw:style-name="Mgr1" draw:text-style-name="MP8" svg:width="0.05cm" svg:height="0.05cm" svg:x="0.22cm" svg:y="-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a11.A1" office:value-type="string">
              <text:p text:style-name="MP10"><text:span text:style-name="MT1">Versão: </text:span><text:span text:style-name="MT1"><text:description>01.00 - Primeira versão do documento enviada para o Analista de Testes.</text:description></text:span></text:p>
            </table:table-cell>
            <table:table-cell table:style-name="Tabela11.A1" office:value-type="string">
              <text:p text:style-name="MP11"><draw:custom-shape text:anchor-type="char" draw:z-index="4" draw:style-name="Mgr1" draw:text-style-name="MP8" svg:width="0.05cm" svg:height="0.05cm" svg:x="0.22cm" svg:y="-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a11.A1" office:value-type="string">
              <text:p text:style-name="MP10"><text:span text:style-name="MT1">Data: </text:span><text:span text:style-name="MT2">06</text:span><text:span text:style-name="MT1">/11/201</text:span><text:span text:style-name="MT2">7</text:span></text:p>
            </table:table-cell>
          </table:table-row>
        </table:table>
        <text:p text:style-name="Standard"/>
        <text:p text:style-name="Header"/>
      </style:header>
      <style:footer>
        <table:table table:name="Tabela10" table:style-name="Tabela10">
          <table:table-column table:style-name="Tabela10.A"/>
          <table:table-column table:style-name="Tabela10.B" table:number-columns-repeated="2"/>
          <table:table-row table:style-name="Tabela10.1">
            <table:table-cell table:style-name="Tabela10.A1" office:value-type="string">
              <text:p text:style-name="MP12"/>
            </table:table-cell>
            <table:table-cell table:style-name="Tabela10.A1" office:value-type="string">
              <text:p text:style-name="MP10"><text:span text:style-name="MT3"><text:s/></text:span><text:span text:style-name="MT3"><text:date style:data-style-name="N107" text:date-value="2017-11-06T22:21:57.027111724">2017</text:date></text:span></text:p>
            </table:table-cell>
            <table:table-cell table:style-name="Tabela10.A1" office:value-type="string">
              <text:p text:style-name="MP13"><text:span text:style-name="MT3">Página </text:span><text:span text:style-name="Page_20_Number"><text:span text:style-name="MT3"><text:page-number style:num-format="1" text:select-page="current">2</text:page-number></text:span></text:span></text:p>
            </table:table-cell>
          </table:table-row>
        </table:table>
        <text:p text:style-name="MP14"><draw:line text:anchor-type="char" draw:z-index="19" draw:style-name="Mgr2" draw:text-style-name="MP15" svg:x1="-0.501cm" svg:y1="-0.646cm" svg:x2="16.699cm" svg:y2="-0.646cm"><text:p/></draw:line></text:p>
      </style:footer>
    </style:master-page>
    <style:master-page style:name="Converter_20_2" style:display-name="Converter 2" style:page-layout-name="Mpm2">
      <style:header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column table:style-name="Tabela13.D"/>
          <table:table-column table:style-name="Tabela13.E"/>
          <table:table-column table:style-name="Tabela13.B"/>
          <table:table-column table:style-name="Tabela13.G"/>
          <table:table-row table:style-name="Tabela13.1">
            <table:table-cell table:style-name="Tabela13.A1" table:number-columns-spanned="7" office:value-type="string">
              <text:p text:style-name="MP4"><draw:line text:anchor-type="char" draw:z-index="54" draw:style-name="Mgr2" draw:text-style-name="MP15" svg:x1="-0.051cm" svg:y1="1.383cm" svg:x2="14.199cm" svg:y2="1.383cm"><text:p/></draw:line>Sistema de Distribuição de Vagas em Escolas Segundo às Preferências de Escolas e Alunos</text:p>
              <text:p text:style-name="M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3.2">
            <table:table-cell table:style-name="Tabela13.A1" office:value-type="string">
              <text:p text:style-name="MP6"><text:title>Plano de Teste</text:title></text:p>
            </table:table-cell>
            <table:table-cell table:style-name="Tabela13.A1" office:value-type="string">
              <text:p text:style-name="MP7"><draw:custom-shape text:anchor-type="char" draw:z-index="47" draw:style-name="Mgr1" draw:text-style-name="MP8" svg:width="0.05cm" svg:height="0.05cm" svg:x="0.22cm" svg:y="-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a13.A1" office:value-type="string">
              <text:p text:style-name="MP16">Arnaldo Carneiro &amp; Tássio Moraes</text:p>
            </table:table-cell>
            <table:table-cell table:style-name="Tabela13.A1" office:value-type="string">
              <text:p text:style-name="MP7"><draw:custom-shape text:anchor-type="char" draw:z-index="40" draw:style-name="Mgr1" draw:text-style-name="MP8" svg:width="0.05cm" svg:height="0.05cm" svg:x="0.22cm" svg:y="-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a13.A1" office:value-type="string">
              <text:p text:style-name="MP10"><text:span text:style-name="MT1">Versão: </text:span><text:span text:style-name="MT1"><text:description>01.00 - Primeira versão do documento enviada para o Analista de Testes.</text:description></text:span></text:p>
            </table:table-cell>
            <table:table-cell table:style-name="Tabela13.A1" office:value-type="string">
              <text:p text:style-name="MP11"><draw:custom-shape text:anchor-type="char" draw:z-index="33" draw:style-name="Mgr1" draw:text-style-name="MP8" svg:width="0.05cm" svg:height="0.05cm" svg:x="0.22cm" svg:y="-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a13.A1" office:value-type="string">
              <text:p text:style-name="MP10"><text:span text:style-name="MT1">Data: </text:span><text:span text:style-name="MT4">06</text:span><text:span text:style-name="MT1">/11/201</text:span><text:span text:style-name="MT4">7</text:span></text:p>
            </table:table-cell>
          </table:table-row>
        </table:table>
        <text:p text:style-name="Standard"/>
        <text:p text:style-name="Header"/>
      </style:header>
      <style:footer>
        <table:table table:name="Tabela12" table:style-name="Tabela12">
          <table:table-column table:style-name="Tabela12.A"/>
          <table:table-column table:style-name="Tabela12.B" table:number-columns-repeated="2"/>
          <table:table-row table:style-name="Tabela12.1">
            <table:table-cell table:style-name="Tabela12.A1" office:value-type="string">
              <text:p text:style-name="MP12"/>
            </table:table-cell>
            <table:table-cell table:style-name="Tabela12.A1" office:value-type="string">
              <text:p text:style-name="MP17"><text:date style:data-style-name="N107" text:date-value="2017-11-06T22:21:57.032042797">2017</text:date></text:p>
            </table:table-cell>
            <table:table-cell table:style-name="Tabela12.A1" office:value-type="string">
              <text:p text:style-name="MP13"><text:span text:style-name="MT3">Página </text:span><text:span text:style-name="Page_20_Number"><text:span text:style-name="MT3"><text:page-number style:num-format="1" text:select-page="current">9</text:page-number></text:span></text:span></text:p>
            </table:table-cell>
          </table:table-row>
        </table:table>
        <text:p text:style-name="MP14"><draw:line text:anchor-type="char" draw:z-index="26" draw:style-name="Mgr2" draw:text-style-name="MP15" svg:x1="-0.501cm" svg:y1="-0.646cm" svg:x2="16.699cm" svg:y2="-0.646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Teste</dc:title>
    <dc:subject>WEB - Morpheus v1.0</dc:subject>
    <meta:keyword>Modelo</meta:keyword>
    <meta:keyword>Template</meta:keyword>
    <meta:keyword>Plano</meta:keyword>
    <meta:keyword>Teste</meta:keyword>
    <dc:description>01.00 - Primeira versão do documento enviada para o Analista de Testes.</dc:description>
    <meta:initial-creator>PUCPR</meta:initial-creator>
    <meta:creation-date>2009-01-15T17:44:00</meta:creation-date>
    <dc:date>2017-11-06T22:21:56.967096387</dc:date>
    <meta:print-date>2009-05-12T13:57:00</meta:print-date>
    <meta:editing-cycles>1083</meta:editing-cycles>
    <meta:editing-duration>P3DT10H3M42S</meta:editing-duration>
    <meta:generator>LibreOffice/5.1.6.2$Linux_X86_64 LibreOffice_project/10m0$Build-2</meta:generator>
    <meta:document-statistic meta:table-count="25" meta:image-count="0" meta:object-count="0" meta:page-count="13" meta:paragraph-count="375" meta:word-count="1441" meta:character-count="8905" meta:non-whitespace-character-count="7844"/>
  </office:meta>
</office:document-meta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/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